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83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4929in"/>
    </style:style>
    <style:style style:name="co4" style:family="table-column">
      <style:table-column-properties fo:break-before="auto" style:column-width="0.8791in"/>
    </style:style>
    <style:style style:name="co5" style:family="table-column">
      <style:table-column-properties fo:break-before="auto" style:column-width="0.9965in"/>
    </style:style>
    <style:style style:name="co6" style:family="table-column">
      <style:table-column-properties fo:break-before="auto" style:column-width="0.289in"/>
    </style:style>
    <style:style style:name="co7" style:family="table-column">
      <style:table-column-properties fo:break-before="auto" style:column-width="0.3638in"/>
    </style:style>
    <style:style style:name="co8" style:family="table-column">
      <style:table-column-properties fo:break-before="auto" style:column-width="0.3752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0929in"/>
    </style:style>
    <style:style style:name="co12" style:family="table-column">
      <style:table-column-properties fo:break-before="auto" style:column-width="2.7228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3in"/>
    </style:style>
    <style:style style:name="co15" style:family="table-column">
      <style:table-column-properties fo:break-before="auto" style:column-width="0.9862in"/>
    </style:style>
    <style:style style:name="co16" style:family="table-column">
      <style:table-column-properties fo:break-before="auto" style:column-width="0.3965in"/>
    </style:style>
    <style:style style:name="co17" style:family="table-column">
      <style:table-column-properties fo:break-before="auto" style:column-width="0.8035in"/>
    </style:style>
    <style:style style:name="co18" style:family="table-column">
      <style:table-column-properties fo:break-before="auto" style:column-width="2.7661in"/>
    </style:style>
    <style:style style:name="co19" style:family="table-column">
      <style:table-column-properties fo:break-before="auto" style:column-width="0.4819in"/>
    </style:style>
    <style:style style:name="co20" style:family="table-column">
      <style:table-column-properties fo:break-before="auto" style:column-width="0.9in"/>
    </style:style>
    <style:style style:name="co21" style:family="table-column">
      <style:table-column-properties fo:break-before="auto" style:column-width="1.0181in"/>
    </style:style>
    <style:style style:name="co22" style:family="table-column">
      <style:table-column-properties fo:break-before="auto" style:column-width="0.9646in"/>
    </style:style>
    <style:style style:name="co23" style:family="table-column">
      <style:table-column-properties fo:break-before="auto" style:column-width="0.7827in"/>
    </style:style>
    <style:style style:name="co24" style:family="table-column">
      <style:table-column-properties fo:break-before="auto" style:column-width="0.3535in"/>
    </style:style>
    <style:style style:name="co25" style:family="table-column">
      <style:table-column-properties fo:break-before="auto" style:column-width="1.0717in"/>
    </style:style>
    <style:style style:name="co26" style:family="table-column">
      <style:table-column-properties fo:break-before="auto" style:column-width="2.7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&quot;fail&quot;" style:apply-style-name="failStyle" style:base-cell-address="MinInclusive.J6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map style:condition="cell-content()=&quot;fail&quot;" style:apply-style-name="failStyle" style:base-cell-address="MinExclusive.J6"/>
    </style:style>
    <style:style style:name="ce6" style:family="table-cell" style:parent-style-name="Default">
      <style:map style:condition="cell-content()=&quot;fail&quot;" style:apply-style-name="failStyle" style:base-cell-address="MinExclusive.J7"/>
    </style:style>
    <style:style style:name="ce7" style:family="table-cell" style:parent-style-name="Default">
      <style:map style:condition="cell-content()=&quot;fail&quot;" style:apply-style-name="failStyle" style:base-cell-address="MinExclusive.J12"/>
    </style:style>
    <style:style style:name="ce8" style:family="table-cell" style:parent-style-name="Default">
      <style:map style:condition="cell-content()=&quot;fail&quot;" style:apply-style-name="failStyle" style:base-cell-address="MinExclusive.J27"/>
    </style:style>
    <style:style style:name="ce9" style:family="table-cell" style:parent-style-name="Default">
      <style:map style:condition="cell-content()=&quot;fail&quot;" style:apply-style-name="failStyle" style:base-cell-address="MinExclusive.J7"/>
    </style:style>
    <style:style style:name="ce10" style:family="table-cell" style:parent-style-name="Default">
      <style:map style:condition="cell-content()=&quot;fail&quot;" style:apply-style-name="failStyle" style:base-cell-address="MinExclusive.J33"/>
    </style:style>
    <style:style style:name="ce11" style:family="table-cell" style:parent-style-name="Default">
      <style:map style:condition="cell-content()=&quot;fail&quot;" style:apply-style-name="failStyle" style:base-cell-address="MinExclusive.J48"/>
    </style:style>
    <style:style style:name="ce12" style:family="table-cell" style:parent-style-name="Default">
      <style:map style:condition="cell-content()=&quot;fail&quot;" style:apply-style-name="failStyle" style:base-cell-address="MinExclusive.J54"/>
    </style:style>
    <style:style style:name="ce13" style:family="table-cell" style:parent-style-name="Default">
      <style:map style:condition="cell-content()=&quot;fail&quot;" style:apply-style-name="failStyle" style:base-cell-address="MinExclusive.J7"/>
    </style:style>
    <style:style style:name="ce14" style:family="table-cell" style:parent-style-name="Default">
      <style:map style:condition="cell-content()=&quot;fail&quot;" style:apply-style-name="failStyle" style:base-cell-address="MinExclusive.J7"/>
    </style:style>
    <style:style style:name="ce15" style:family="table-cell" style:parent-style-name="Default">
      <style:map style:condition="cell-content()=&quot;fail&quot;" style:apply-style-name="failStyle" style:base-cell-address="MinExclusive.J7"/>
    </style:style>
    <style:style style:name="ce16" style:family="table-cell" style:parent-style-name="Default">
      <style:map style:condition="cell-content()=&quot;fail&quot;" style:apply-style-name="failStyle" style:base-cell-address="MinExclusive.J7"/>
    </style:style>
    <style:style style:name="ce17" style:family="table-cell" style:parent-style-name="Default">
      <style:map style:condition="cell-content()=&quot;fail&quot;" style:apply-style-name="failStyle" style:base-cell-address="MinExclusive.K6"/>
    </style:style>
    <style:style style:name="ce18" style:family="table-cell" style:parent-style-name="Default">
      <style:map style:condition="cell-content()=&quot;fail&quot;" style:apply-style-name="failStyle" style:base-cell-address="MinExclusive.K27"/>
    </style:style>
    <style:style style:name="ce19" style:family="table-cell" style:parent-style-name="Default">
      <style:map style:condition="cell-content()=&quot;fail&quot;" style:apply-style-name="failStyle" style:base-cell-address="MinExclusive.K6"/>
    </style:style>
    <style:style style:name="ce20" style:family="table-cell" style:parent-style-name="Default">
      <style:map style:condition="cell-content()=&quot;fail&quot;" style:apply-style-name="failStyle" style:base-cell-address="MinExclusive.K33"/>
    </style:style>
    <style:style style:name="ce21" style:family="table-cell" style:parent-style-name="Default">
      <style:map style:condition="cell-content()=&quot;fail&quot;" style:apply-style-name="failStyle" style:base-cell-address="MinExclusive.K48"/>
    </style:style>
    <style:style style:name="ce22" style:family="table-cell" style:parent-style-name="Default">
      <style:map style:condition="cell-content()=&quot;fail&quot;" style:apply-style-name="failStyle" style:base-cell-address="MinExclusive.K54"/>
    </style:style>
    <style:style style:name="ce23" style:family="table-cell" style:parent-style-name="Default">
      <style:map style:condition="cell-content()=&quot;fail&quot;" style:apply-style-name="failStyle" style:base-cell-address="MinExclusive.K6"/>
    </style:style>
    <style:style style:name="ce24" style:family="table-cell" style:parent-style-name="Default">
      <style:map style:condition="cell-content()=&quot;fail&quot;" style:apply-style-name="failStyle" style:base-cell-address="MinExclusive.K6"/>
    </style:style>
    <style:style style:name="ce25" style:family="table-cell" style:parent-style-name="Default">
      <style:map style:condition="cell-content()=&quot;fail&quot;" style:apply-style-name="failStyle" style:base-cell-address="MinExclusive.K6"/>
    </style:style>
    <style:style style:name="ce26" style:family="table-cell" style:parent-style-name="Default">
      <style:map style:condition="cell-content()=&quot;fail&quot;" style:apply-style-name="failStyle" style:base-cell-address="MinExclusive.N6"/>
    </style:style>
    <style:style style:name="ce27" style:family="table-cell" style:parent-style-name="Default">
      <style:map style:condition="cell-content()=&quot;fail&quot;" style:apply-style-name="failStyle" style:base-cell-address="MinExclusive.N7"/>
    </style:style>
    <style:style style:name="ce28" style:family="table-cell" style:parent-style-name="Default">
      <style:map style:condition="cell-content()=&quot;fail&quot;" style:apply-style-name="failStyle" style:base-cell-address="MinExclusive.N27"/>
    </style:style>
    <style:style style:name="ce29" style:family="table-cell" style:parent-style-name="Default">
      <style:map style:condition="cell-content()=&quot;fail&quot;" style:apply-style-name="failStyle" style:base-cell-address="MinExclusive.N7"/>
    </style:style>
    <style:style style:name="ce30" style:family="table-cell" style:parent-style-name="Default">
      <style:map style:condition="cell-content()=&quot;fail&quot;" style:apply-style-name="failStyle" style:base-cell-address="MinExclusive.N33"/>
    </style:style>
    <style:style style:name="ce31" style:family="table-cell" style:parent-style-name="Default">
      <style:map style:condition="cell-content()=&quot;fail&quot;" style:apply-style-name="failStyle" style:base-cell-address="MinExclusive.N48"/>
    </style:style>
    <style:style style:name="ce32" style:family="table-cell" style:parent-style-name="Default">
      <style:map style:condition="cell-content()=&quot;fail&quot;" style:apply-style-name="failStyle" style:base-cell-address="MinExclusive.N54"/>
    </style:style>
    <style:style style:name="ce33" style:family="table-cell" style:parent-style-name="Default">
      <style:map style:condition="cell-content()=&quot;fail&quot;" style:apply-style-name="failStyle" style:base-cell-address="MinExclusive.N7"/>
    </style:style>
    <style:style style:name="ce34" style:family="table-cell" style:parent-style-name="Default">
      <style:map style:condition="cell-content()=&quot;fail&quot;" style:apply-style-name="failStyle" style:base-cell-address="MinExclusive.N7"/>
    </style:style>
    <style:style style:name="ce35" style:family="table-cell" style:parent-style-name="Default">
      <style:map style:condition="cell-content()=&quot;fail&quot;" style:apply-style-name="failStyle" style:base-cell-address="MinExclusive.N7"/>
    </style:style>
    <style:style style:name="ce36" style:family="table-cell" style:parent-style-name="Default">
      <style:map style:condition="cell-content()=&quot;fail&quot;" style:apply-style-name="failStyle" style:base-cell-address="MinExclusive.N7"/>
    </style:style>
    <style:style style:name="ce37" style:family="table-cell" style:parent-style-name="Default">
      <style:map style:condition="cell-content()=&quot;fail&quot;" style:apply-style-name="failStyle" style:base-cell-address="MaxInclusive.J6"/>
    </style:style>
    <style:style style:name="ce38" style:family="table-cell" style:parent-style-name="Default">
      <style:map style:condition="cell-content()=&quot;fail&quot;" style:apply-style-name="failStyle" style:base-cell-address="MinExclusive.J79"/>
    </style:style>
    <style:style style:name="ce39" style:family="table-cell" style:parent-style-name="Default">
      <style:map style:condition="cell-content()=&quot;fail&quot;" style:apply-style-name="failStyle" style:base-cell-address="MinExclusive.K79"/>
    </style:style>
    <style:style style:name="ce40" style:family="table-cell" style:parent-style-name="Default">
      <style:map style:condition="cell-content()=&quot;fail&quot;" style:apply-style-name="failStyle" style:base-cell-address="MinExclusive.N79"/>
    </style:style>
    <style:style style:name="ce41" style:family="table-cell" style:parent-style-name="Default">
      <style:text-properties style:font-name="Liberation Sans" style:font-name-asian="Droid Sans Fallback" style:font-name-complex="FreeSans"/>
      <style:map style:condition="cell-content()=&quot;fail&quot;" style:apply-style-name="failStyle" style:base-cell-address="MaxInclusive.O55"/>
    </style:style>
    <style:style style:name="ce42" style:family="table-cell" style:parent-style-name="Default">
      <style:map style:condition="cell-content()=&quot;fail&quot;" style:apply-style-name="failStyle" style:base-cell-address="MaxExclusive.J6"/>
    </style:style>
    <style:style style:name="ce43" style:family="table-cell" style:parent-style-name="Default">
      <style:map style:condition="cell-content()=&quot;fail&quot;" style:apply-style-name="failStyle" style:base-cell-address="MinExclusive.J7"/>
    </style:style>
    <style:style style:name="ce44" style:family="table-cell" style:parent-style-name="Default">
      <style:map style:condition="cell-content()=&quot;fail&quot;" style:apply-style-name="failStyle" style:base-cell-address="MinExclusive.K7"/>
    </style:style>
    <style:style style:name="ce45" style:family="table-cell" style:parent-style-name="Default">
      <style:map style:condition="cell-content()=&quot;fail&quot;" style:apply-style-name="failStyle" style:base-cell-address="MinExclusive.N7"/>
    </style:style>
    <style:style style:name="ce46" style:family="table-cell" style:parent-style-name="Default">
      <style:text-properties style:font-name="Liberation Sans" style:font-name-asian="Droid Sans Fallback" style:font-name-complex="FreeSans"/>
      <style:map style:condition="cell-content()=&quot;fail&quot;" style:apply-style-name="failStyle" style:base-cell-address="MaxExclusive.O64"/>
    </style:style>
    <style:style style:name="ce47" style:family="table-cell" style:parent-style-name="Default">
      <style:text-properties style:font-name="Liberation Sans" style:font-name-asian="Droid Sans Fallback" style:font-name-complex="FreeSans"/>
      <style:map style:condition="cell-content()=&quot;fail&quot;" style:apply-style-name="failStyle" style:base-cell-address="MaxExclusive.O65"/>
    </style:style>
  </office:automatic-styles>
  <office:body>
    <office:spreadsheet>
      <table:table table:name="MinInclus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9" table:default-cell-style-name="ce3"/>
        <table:table-column table:style-name="co12" table:default-cell-style-name="ce4"/>
        <table:table-row table:style-name="ro1">
          <table:table-cell table:formula="of:=[.A26]+[.A47]+[.A68]+[.A89]" office:value-type="float" office:value="126" calcext:value-type="float">
            <text:p>126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inclusive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6:.N6]) &gt; 0; CONCATENATE([.C6];MID([.D6]; FIND(&quot;:&quot;; [.D6])+1; 99);[.A$5];[.B$5];[.E6];[.F6];[.G6];[.H6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7:.N7]) &gt; 0; CONCATENATE([.C7];MID([.D7]; FIND(&quot;:&quot;; [.D7])+1; 99);[.A$5];[.B$5];[.E7];[.F7];[.G7];[.H7]); &quot;&quot;)" office:value-type="string" office:string-value="1integerMininclusiveINTEGERLead" calcext:value-type="string">
            <text:p>1integer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8:.N8]) &gt; 0; CONCATENATE([.C8];MID([.D8]; FIND(&quot;:&quot;; [.D8])+1; 99);[.A$5];[.B$5];[.E8];[.F8];[.G8];[.H8]); &quot;&quot;)" office:value-type="string" office:string-value="1integerMininclusiveDECIMAL" calcext:value-type="string">
            <text:p>1integer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9:.N9]) &gt; 0; CONCATENATE([.C9];MID([.D9]; FIND(&quot;:&quot;; [.D9])+1; 99);[.A$5];[.B$5];[.E9];[.F9];[.G9];[.H9]); &quot;&quot;)" office:value-type="string" office:string-value="1integerMininclusiveDECIMALLeadTrail" calcext:value-type="string">
            <text:p>1integer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0:.N10]) &gt; 0; CONCATENATE([.C10];MID([.D10]; FIND(&quot;:&quot;; [.D10])+1; 99);[.A$5];[.B$5];[.E10];[.F10];[.G10];[.H10]); &quot;&quot;)" office:value-type="string" office:string-value="1integerMininclusiveDECIMALint" calcext:value-type="string">
            <text:p>1integer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1:.N11]) &gt; 0; CONCATENATE([.C11];MID([.D11]; FIND(&quot;:&quot;; [.D11])+1; 99);[.A$5];[.B$5];[.E11];[.F11];[.G11];[.H11]); &quot;&quot;)" office:value-type="string" office:string-value="1integerMininclusiveDECIMALintLeadTrail" calcext:value-type="string">
            <text:p>1integer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2:.N12]) &gt; 0; CONCATENATE([.C12];MID([.D12]; FIND(&quot;:&quot;; [.D12])+1; 99);[.A$5];[.B$5];[.E12];[.F12];[.G12];[.H12]); &quot;&quot;)" office:value-type="string" office:string-value="1integerMininclusiveDOUBLE" calcext:value-type="string">
            <text:p>1integer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3:.N13]) &gt; 0; CONCATENATE([.C13];MID([.D13]; FIND(&quot;:&quot;; [.D13])+1; 99);[.A$5];[.B$5];[.E13];[.F13];[.G13];[.H13]); &quot;&quot;)" office:value-type="string" office:string-value="1integerMininclusiveDOUBLELeadTrail" calcext:value-type="string">
            <text:p>1integer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14:.N14]) &gt; 0; CONCATENATE([.C14];MID([.D14]; FIND(&quot;:&quot;; [.D14])+1; 99);[.A$5];[.B$5];[.E14];[.F14];[.G14];[.H14]); &quot;&quot;)" office:value-type="string" office:string-value="1integerMininclusiveDOUBLEint" calcext:value-type="string">
            <text:p>1integer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formula="of:=IF(COUNTA([.J15:.N15]) &gt; 0; CONCATENATE([.C15];MID([.D15]; FIND(&quot;:&quot;; [.D15])+1; 99);[.A$5];[.B$5];[.E15];[.F15];[.G15];[.H15]); &quot;&quot;)" office:value-type="string" office:string-value="1integerMininclusiveDOUBLEintLeadTrail" calcext:value-type="string">
            <text:p>1integer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6:.N16]) &gt; 0; CONCATENATE([.C16];MID([.D16]; FIND(&quot;:&quot;; [.D16])+1; 99);[.A$5];[.B$5];[.E16];[.F16];[.G16];[.H16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7:.N17]) &gt; 0; CONCATENATE([.C17];MID([.D17]; FIND(&quot;:&quot;; [.D17])+1; 99);[.A$5];[.B$5];[.E17];[.F17];[.G17];[.H17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8:.N18]) &gt; 0; CONCATENATE([.C18];MID([.D18]; FIND(&quot;:&quot;; [.D18])+1; 99);[.A$5];[.B$5];[.E18];[.F18];[.G18];[.H18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19:.N19]) &gt; 0; CONCATENATE([.C19];MID([.D19]; FIND(&quot;:&quot;; [.D19])+1; 99);[.A$5];[.B$5];[.E19];[.F19];[.G19];[.H19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0:.N20]) &gt; 0; CONCATENATE([.C20];MID([.D20]; FIND(&quot;:&quot;; [.D20])+1; 99);[.A$5];[.B$5];[.E20];[.F20];[.G20];[.H20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1:.N21]) &gt; 0; CONCATENATE([.C21];MID([.D21]; FIND(&quot;:&quot;; [.D21])+1; 99);[.A$5];[.B$5];[.E21];[.F21];[.G21];[.H21]); &quot;&quot;)" office:value-type="string" office:string-value="1integerMininclusiveINTEGER" calcext:value-type="string">
            <text:p>1integer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2:.N22]) &gt; 0; CONCATENATE([.C22];MID([.D22]; FIND(&quot;:&quot;; [.D22])+1; 99);[.A$5];[.B$5];[.E22];[.F22];[.G22];[.H22]); &quot;&quot;)" office:value-type="string" office:string-value="1integerMininclusivexsd:byte" calcext:value-type="string">
            <text:p>1integerMininclusivexsd:by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23:.N23]) &gt; 0; CONCATENATE([.C23];MID([.D23]; FIND(&quot;:&quot;; [.D23])+1; 99);[.A$5];[.B$5];[.E23];[.F23];[.G23];[.H23]); &quot;&quot;)" office:value-type="string" office:string-value="1integerMininclusivexsd:integer" calcext:value-type="string">
            <text:p>1integerMininclusivexsd: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4:.N24]) &gt; 0; CONCATENATE([.C24];MID([.D24]; FIND(&quot;:&quot;; [.D24])+1; 99);[.A$5];[.B$5];[.E24];[.F24];[.G24];[.H24]); &quot;&quot;)" office:value-type="string" office:string-value="1integerMininclusiveroman:numeral" calcext:value-type="string">
            <text:p>1integerMininclusiveroman:numer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25:.N25]) &gt; 0; CONCATENATE([.C25];MID([.D25]; FIND(&quot;:&quot;; [.D25])+1; 99);[.A$5];[.B$5];[.E25];[.F25];[.G25];[.H25]); &quot;&quot;)" office:value-type="string" office:string-value="1integerMininclusiveroman:numeral" calcext:value-type="string">
            <text:p>1integerMininclusiveroman:numeral</text:p>
          </table:table-cell>
        </table:table-row>
        <table:table-row table:style-name="ro1">
          <table:table-cell table:formula="of:=COUNTA([.J6:.N25])" office:value-type="float" office:value="36" calcext:value-type="float">
            <text:p>3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27:.N27]) &gt; 0; CONCATENATE([.C27];MID([.D27]; FIND(&quot;:&quot;; [.D27])+1; 99);[.A$5];[.B$5];[.E27];[.F27];[.G27];[.H27]); &quot;&quot;)" office:value-type="string" office:string-value="1decimalMininclusiveINTEGER" calcext:value-type="string">
            <text:p>1decimal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28:.N28]) &gt; 0; CONCATENATE([.C28];MID([.D28]; FIND(&quot;:&quot;; [.D28])+1; 99);[.A$5];[.B$5];[.E28];[.F28];[.G28];[.H28]); &quot;&quot;)" office:value-type="string" office:string-value="1decimalMininclusiveINTEGERLead" calcext:value-type="string">
            <text:p>1decimal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29:.N29]) &gt; 0; CONCATENATE([.C29];MID([.D29]; FIND(&quot;:&quot;; [.D29])+1; 99);[.A$5];[.B$5];[.E29];[.F29];[.G29];[.H29]); &quot;&quot;)" office:value-type="string" office:string-value="1decimalMininclusiveDECIMAL" calcext:value-type="string">
            <text:p>1decimal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0:.N30]) &gt; 0; CONCATENATE([.C30];MID([.D30]; FIND(&quot;:&quot;; [.D30])+1; 99);[.A$5];[.B$5];[.E30];[.F30];[.G30];[.H30]); &quot;&quot;)" office:value-type="string" office:string-value="1decimalMininclusiveDECIMALLeadTrail" calcext:value-type="string">
            <text:p>1decimal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1:.N31]) &gt; 0; CONCATENATE([.C31];MID([.D31]; FIND(&quot;:&quot;; [.D31])+1; 99);[.A$5];[.B$5];[.E31];[.F31];[.G31];[.H31]); &quot;&quot;)" office:value-type="string" office:string-value="1decimalMininclusiveDECIMALint" calcext:value-type="string">
            <text:p>1decimal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2:.N32]) &gt; 0; CONCATENATE([.C32];MID([.D32]; FIND(&quot;:&quot;; [.D32])+1; 99);[.A$5];[.B$5];[.E32];[.F32];[.G32];[.H32]); &quot;&quot;)" office:value-type="string" office:string-value="1decimalMininclusiveDECIMALintLeadTrail" calcext:value-type="string">
            <text:p>1decimal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3:.N33]) &gt; 0; CONCATENATE([.C33];MID([.D33]; FIND(&quot;:&quot;; [.D33])+1; 99);[.A$5];[.B$5];[.E33];[.F33];[.G33];[.H33]); &quot;&quot;)" office:value-type="string" office:string-value="1decimalMininclusiveDOUBLE" calcext:value-type="string">
            <text:p>1decimal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4:.N34]) &gt; 0; CONCATENATE([.C34];MID([.D34]; FIND(&quot;:&quot;; [.D34])+1; 99);[.A$5];[.B$5];[.E34];[.F34];[.G34];[.H34]); &quot;&quot;)" office:value-type="string" office:string-value="1decimalMininclusiveDOUBLELeadTrail" calcext:value-type="string">
            <text:p>1decimal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35:.N35]) &gt; 0; CONCATENATE([.C35];MID([.D35]; FIND(&quot;:&quot;; [.D35])+1; 99);[.A$5];[.B$5];[.E35];[.F35];[.G35];[.H35]); &quot;&quot;)" office:value-type="string" office:string-value="1decimalMininclusiveDOUBLEint" calcext:value-type="string">
            <text:p>1decimal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36:.N36]) &gt; 0; CONCATENATE([.C36];MID([.D36]; FIND(&quot;:&quot;; [.D36])+1; 99);[.A$5];[.B$5];[.E36];[.F36];[.G36];[.H36]); &quot;&quot;)" office:value-type="string" office:string-value="1decimalMininclusiveDOUBLEintLeadTrail" calcext:value-type="string">
            <text:p>1decimal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[.E37]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[.E38]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[.E39]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[.E40]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[.E41]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[.E42]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43:.N43]) &gt; 0; CONCATENATE([.C43];MID([.D43]; FIND(&quot;:&quot;; [.D43])+1; 99);[.A$5];[.B$5];[.E43];[.F43];[.G43];[.H43]); &quot;&quot;)" office:value-type="string" office:string-value="1decimalMininclusivexsd:byte" calcext:value-type="string">
            <text:p>1decimalMininclusivexsd:by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44:.N44]) &gt; 0; CONCATENATE([.C44];MID([.D44]; FIND(&quot;:&quot;; [.D44])+1; 99);[.A$5];[.B$5];[.E44];[.F44];[.G44];[.H44]); &quot;&quot;)" office:value-type="string" office:string-value="1decimalMininclusivexsd:decimal" calcext:value-type="string">
            <text:p>1decimalMininclusivexsd: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45:.N45]) &gt; 0; CONCATENATE([.C45];MID([.D45]; FIND(&quot;:&quot;; [.D45])+1; 99);[.A$5];[.B$5];[.E45];[.F45];[.G45];[.H45]); &quot;&quot;)" office:value-type="string" office:string-value="1decimalMininclusiveroman:numeral" calcext:value-type="string">
            <text:p>1decimalMininclusiveroman:numer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46:.N46]) &gt; 0; CONCATENATE([.C46];MID([.D46]; FIND(&quot;:&quot;; [.D46])+1; 99);[.A$5];[.B$5];[.E46];[.F46];[.G46];[.H46]); &quot;&quot;)" office:value-type="string" office:string-value="1decimalMininclusiveroman:numeral" calcext:value-type="string">
            <text:p>1decimalMininclusiveroman:numeral</text:p>
          </table:table-cell>
        </table:table-row>
        <table:table-row table:style-name="ro1">
          <table:table-cell table:formula="of:=COUNTA([.J27:.N46])" office:value-type="float" office:value="30" calcext:value-type="float">
            <text:p>30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48:.N48]) &gt; 0; CONCATENATE([.C48];MID([.D48]; FIND(&quot;:&quot;; [.D48])+1; 99);[.A$5];[.B$5];[.E48];[.F48];[.G48];[.H48]); &quot;&quot;)" office:value-type="string" office:string-value="1floatMininclusiveINTEGER" calcext:value-type="string">
            <text:p>1float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49:.N49]) &gt; 0; CONCATENATE([.C49];MID([.D49]; FIND(&quot;:&quot;; [.D49])+1; 99);[.A$5];[.B$5];[.E49];[.F49];[.G49];[.H49]); &quot;&quot;)" office:value-type="string" office:string-value="1floatMininclusiveINTEGERLead" calcext:value-type="string">
            <text:p>1float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0:.N50]) &gt; 0; CONCATENATE([.C50];MID([.D50]; FIND(&quot;:&quot;; [.D50])+1; 99);[.A$5];[.B$5];[.E50];[.F50];[.G50];[.H50]); &quot;&quot;)" office:value-type="string" office:string-value="1floatMininclusiveDECIMAL" calcext:value-type="string">
            <text:p>1float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1:.N51]) &gt; 0; CONCATENATE([.C51];MID([.D51]; FIND(&quot;:&quot;; [.D51])+1; 99);[.A$5];[.B$5];[.E51];[.F51];[.G51];[.H51]); &quot;&quot;)" office:value-type="string" office:string-value="1floatMininclusiveDECIMALLeadTrail" calcext:value-type="string">
            <text:p>1float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2:.N52]) &gt; 0; CONCATENATE([.C52];MID([.D52]; FIND(&quot;:&quot;; [.D52])+1; 99);[.A$5];[.B$5];[.E52];[.F52];[.G52];[.H52]); &quot;&quot;)" office:value-type="string" office:string-value="1floatMininclusiveDECIMALint" calcext:value-type="string">
            <text:p>1float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3:.N53]) &gt; 0; CONCATENATE([.C53];MID([.D53]; FIND(&quot;:&quot;; [.D53])+1; 99);[.A$5];[.B$5];[.E53];[.F53];[.G53];[.H53]); &quot;&quot;)" office:value-type="string" office:string-value="1floatMininclusiveDECIMALintLeadTrail" calcext:value-type="string">
            <text:p>1float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4:.N54]) &gt; 0; CONCATENATE([.C54];MID([.D54]; FIND(&quot;:&quot;; [.D54])+1; 99);[.A$5];[.B$5];[.E54];[.F54];[.G54];[.H54]); &quot;&quot;)" office:value-type="string" office:string-value="1floatMininclusiveDOUBLE" calcext:value-type="string">
            <text:p>1float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5:.N55]) &gt; 0; CONCATENATE([.C55];MID([.D55]; FIND(&quot;:&quot;; [.D55])+1; 99);[.A$5];[.B$5];[.E55];[.F55];[.G55];[.H55]); &quot;&quot;)" office:value-type="string" office:string-value="1floatMininclusiveDOUBLELeadTrail" calcext:value-type="string">
            <text:p>1float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56:.N56]) &gt; 0; CONCATENATE([.C56];MID([.D56]; FIND(&quot;:&quot;; [.D56])+1; 99);[.A$5];[.B$5];[.E56];[.F56];[.G56];[.H56]); &quot;&quot;)" office:value-type="string" office:string-value="1floatMininclusiveDOUBLEint" calcext:value-type="string">
            <text:p>1float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57:.N57]) &gt; 0; CONCATENATE([.C57];MID([.D57]; FIND(&quot;:&quot;; [.D57])+1; 99);[.A$5];[.B$5];[.E57];[.F57];[.G57];[.H57]); &quot;&quot;)" office:value-type="string" office:string-value="1floatMininclusiveDOUBLEintLeadTrail" calcext:value-type="string">
            <text:p>1float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[.E58]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[.E59]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[.E60]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[.E61]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[.E62]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[.E63]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64:.N64]) &gt; 0; CONCATENATE([.C64];MID([.D64]; FIND(&quot;:&quot;; [.D64])+1; 99);[.A$5];[.B$5];[.E64];[.F64];[.G64];[.H64]); &quot;&quot;)" office:value-type="string" office:string-value="1floatMininclusivexsd:byte" calcext:value-type="string">
            <text:p>1floatMininclusivexsd:by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65:.N65]) &gt; 0; CONCATENATE([.C65];MID([.D65]; FIND(&quot;:&quot;; [.D65])+1; 99);[.A$5];[.B$5];[.E65];[.F65];[.G65];[.H65]); &quot;&quot;)" office:value-type="string" office:string-value="1floatMininclusivexsd:float" calcext:value-type="string">
            <text:p>1floatMininclusivexsd:floa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66:.N66]) &gt; 0; CONCATENATE([.C66];MID([.D66]; FIND(&quot;:&quot;; [.D66])+1; 99);[.A$5];[.B$5];[.E66];[.F66];[.G66];[.H66]); &quot;&quot;)" office:value-type="string" office:string-value="1floatMininclusiveroman:numeral" calcext:value-type="string">
            <text:p>1floatMininclusiveroman:numer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67:.N67]) &gt; 0; CONCATENATE([.C67];MID([.D67]; FIND(&quot;:&quot;; [.D67])+1; 99);[.A$5];[.B$5];[.E67];[.F67];[.G67];[.H67]); &quot;&quot;)" office:value-type="string" office:string-value="1floatMininclusiveroman:numeral" calcext:value-type="string">
            <text:p>1floatMininclusiveroman:numeral</text:p>
          </table:table-cell>
        </table:table-row>
        <table:table-row table:style-name="ro1">
          <table:table-cell table:formula="of:=COUNTA([.J48:.N67])" office:value-type="float" office:value="30" calcext:value-type="float">
            <text:p>30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69:.N69]) &gt; 0; CONCATENATE([.C69];MID([.D69]; FIND(&quot;:&quot;; [.D69])+1; 99);[.A$5];[.B$5];[.E69];[.F69];[.G69];[.H69]); &quot;&quot;)" office:value-type="string" office:string-value="1doubleMininclusiveINTEGER" calcext:value-type="string">
            <text:p>1doubleMin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0:.N70]) &gt; 0; CONCATENATE([.C70];MID([.D70]; FIND(&quot;:&quot;; [.D70])+1; 99);[.A$5];[.B$5];[.E70];[.F70];[.G70];[.H70]); &quot;&quot;)" office:value-type="string" office:string-value="1doubleMininclusiveINTEGERLead" calcext:value-type="string">
            <text:p>1doubleMininclusiveINTEGERLead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1:.N71]) &gt; 0; CONCATENATE([.C71];MID([.D71]; FIND(&quot;:&quot;; [.D71])+1; 99);[.A$5];[.B$5];[.E71];[.F71];[.G71];[.H71]); &quot;&quot;)" office:value-type="string" office:string-value="1doubleMininclusiveDECIMAL" calcext:value-type="string">
            <text:p>1doubleMininclusiveDECIM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2:.N72]) &gt; 0; CONCATENATE([.C72];MID([.D72]; FIND(&quot;:&quot;; [.D72])+1; 99);[.A$5];[.B$5];[.E72];[.F72];[.G72];[.H72]); &quot;&quot;)" office:value-type="string" office:string-value="1doubleMininclusiveDECIMALLeadTrail" calcext:value-type="string">
            <text:p>1doubleMininclusiveDECIMAL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3:.N73]) &gt; 0; CONCATENATE([.C73];MID([.D73]; FIND(&quot;:&quot;; [.D73])+1; 99);[.A$5];[.B$5];[.E73];[.F73];[.G73];[.H73]); &quot;&quot;)" office:value-type="string" office:string-value="1doubleMininclusiveDECIMALint" calcext:value-type="string">
            <text:p>1doubleMininclusiveDECIMAL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4:.N74]) &gt; 0; CONCATENATE([.C74];MID([.D74]; FIND(&quot;:&quot;; [.D74])+1; 99);[.A$5];[.B$5];[.E74];[.F74];[.G74];[.H74]); &quot;&quot;)" office:value-type="string" office:string-value="1doubleMininclusiveDECIMALintLeadTrail" calcext:value-type="string">
            <text:p>1doubleMininclusiveDECIMAL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5:.N75]) &gt; 0; CONCATENATE([.C75];MID([.D75]; FIND(&quot;:&quot;; [.D75])+1; 99);[.A$5];[.B$5];[.E75];[.F75];[.G75];[.H75]); &quot;&quot;)" office:value-type="string" office:string-value="1doubleMininclusiveDOUBLE" calcext:value-type="string">
            <text:p>1doubleMin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6:.N76]) &gt; 0; CONCATENATE([.C76];MID([.D76]; FIND(&quot;:&quot;; [.D76])+1; 99);[.A$5];[.B$5];[.E76];[.F76];[.G76];[.H76]); &quot;&quot;)" office:value-type="string" office:string-value="1doubleMininclusiveDOUBLELeadTrail" calcext:value-type="string">
            <text:p>1doubleMininclusiveDOUBLE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  <table:table-cell table:formula="of:=IF(COUNTA([.J77:.N77]) &gt; 0; CONCATENATE([.C77];MID([.D77]; FIND(&quot;:&quot;; [.D77])+1; 99);[.A$5];[.B$5];[.E77];[.F77];[.G77];[.H77]); &quot;&quot;)" office:value-type="string" office:string-value="1doubleMininclusiveDOUBLEint" calcext:value-type="string">
            <text:p>1doubleMininclusiveDOUBLEin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/>
          <table:table-cell table:number-columns-repeated="2" office:value-type="string" calcext:value-type="string">
            <text:p>pass</text:p>
          </table:table-cell>
          <table:table-cell table:formula="of:=IF(COUNTA([.J78:.N78]) &gt; 0; CONCATENATE([.C78];MID([.D78]; FIND(&quot;:&quot;; [.D78])+1; 99);[.A$5];[.B$5];[.E78];[.F78];[.G78];[.H78]); &quot;&quot;)" office:value-type="string" office:string-value="1doubleMininclusiveDOUBLEintLeadTrail" calcext:value-type="string">
            <text:p>1doubleMininclusiveDOUBLEintLeadTrai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79:.N79]) &gt; 0; CONCATENATE([.C79];MID([.D79]; FIND(&quot;:&quot;; [.D79])+1; 99);[.A$5];[.B$5];[.E79]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80:.N80]) &gt; 0; CONCATENATE([.C80];MID([.D80]; FIND(&quot;:&quot;; [.D80])+1; 99);[.A$5];[.B$5];[.E80]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1:.N81]) &gt; 0; CONCATENATE([.C81];MID([.D81]; FIND(&quot;:&quot;; [.D81])+1; 99);[.A$5];[.B$5];[.E81]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82:.N82]) &gt; 0; CONCATENATE([.C82];MID([.D82]; FIND(&quot;:&quot;; [.D82])+1; 99);[.A$5];[.B$5];[.E82]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83:.N83]) &gt; 0; CONCATENATE([.C83];MID([.D83]; FIND(&quot;:&quot;; [.D83])+1; 99);[.A$5];[.B$5];[.E83]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4:.N84]) &gt; 0; CONCATENATE([.C84];MID([.D84]; FIND(&quot;:&quot;; [.D84])+1; 99);[.A$5];[.B$5];[.E84]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85:.N85]) &gt; 0; CONCATENATE([.C85];MID([.D85]; FIND(&quot;:&quot;; [.D85])+1; 99);[.A$5];[.B$5];[.E85];[.F85];[.G85];[.H85]); &quot;&quot;)" office:value-type="string" office:string-value="1doubleMininclusivexsd:byte" calcext:value-type="string">
            <text:p>1doubleMininclusivexsd:byt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/>
          <table:table-cell table:formula="of:=IF(COUNTA([.J86:.N86]) &gt; 0; CONCATENATE([.C86];MID([.D86]; FIND(&quot;:&quot;; [.D86])+1; 99);[.A$5];[.B$5];[.E86];[.F86];[.G86];[.H86]); &quot;&quot;)" office:value-type="string" office:string-value="1doubleMininclusivexsd:double" calcext:value-type="string">
            <text:p>1doubleMininclusivexsd: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87:.N87]) &gt; 0; CONCATENATE([.C87];MID([.D87]; FIND(&quot;:&quot;; [.D87])+1; 99);[.A$5];[.B$5];[.E87];[.F87];[.G87];[.H87]); &quot;&quot;)" office:value-type="string" office:string-value="1doubleMininclusiveroman:numeral" calcext:value-type="string">
            <text:p>1doubleMininclusiveroman:numeral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/>
          <table:table-cell office:value-type="string" calcext:value-type="string">
            <text:p>fail</text:p>
          </table:table-cell>
          <table:table-cell table:number-columns-repeated="3"/>
          <table:table-cell table:formula="of:=IF(COUNTA([.J88:.N88]) &gt; 0; CONCATENATE([.C88];MID([.D88]; FIND(&quot;:&quot;; [.D88])+1; 99);[.A$5];[.B$5];[.E88];[.F88];[.G88];[.H88]); &quot;&quot;)" office:value-type="string" office:string-value="1doubleMininclusiveroman:numeral" calcext:value-type="string">
            <text:p>1doubleMininclusiveroman:numeral</text:p>
          </table:table-cell>
        </table:table-row>
        <table:table-row table:style-name="ro1">
          <table:table-cell table:formula="of:=COUNTA([.J69:.N88])" office:value-type="float" office:value="30" calcext:value-type="float">
            <text:p>30</text:p>
          </table:table-cell>
          <table:table-cell table:number-columns-repeated="8"/>
          <table:table-cell table:style-name="Default" table:number-columns-repeated="6"/>
        </table:table-row>
        <calcext:conditional-formats>
          <calcext:conditional-format calcext:target-range-address="MinInclusive.J6:MinInclusive.N88">
            <calcext:condition calcext:apply-style-name="failStyle" calcext:value="=&quot;fail&quot;" calcext:base-cell-address="MinInclusive.J6"/>
          </calcext:conditional-format>
        </calcext:conditional-formats>
      </table:table>
      <table:table table:name="MinExclusi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ce6"/>
        <table:table-column table:style-name="co16" table:default-cell-style-name="ce17"/>
        <table:table-column table:style-name="co17" table:default-cell-style-name="ce17"/>
        <table:table-column table:style-name="co11" table:default-cell-style-name="Default"/>
        <table:table-column table:style-name="co16" table:default-cell-style-name="ce27"/>
        <table:table-column table:style-name="co18" table:default-cell-style-name="ce4"/>
        <table:table-row table:style-name="ro1">
          <table:table-cell table:formula="of:=[.A26]+[.A47]+[.A68]+[.A89]" office:value-type="float" office:value="24" calcext:value-type="float">
            <text:p>24</text:p>
          </table:table-cell>
          <table:table-cell table:number-columns-repeated="8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2"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Min</text:p>
          </table:table-cell>
          <table:table-cell table:style-name="ce2" office:value-type="string" calcext:value-type="string">
            <text:p>exclusive</text:p>
          </table:table-cell>
          <table:table-cell table:number-columns-repeated="7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style-name="ce5" office:value-type="string" calcext:value-type="string">
            <text:p>fail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table:style-name="ce26" office:value-type="string" calcext:value-type="string">
            <text:p>pass</text:p>
          </table:table-cell>
          <table:table-cell table:formula="of:=IF(COUNTA([.J6:.N6]) &gt; 0; CONCATENATE([.C6];MID([.D6]; FIND(&quot;:&quot;; [.D6])+1; 99);[.A$5];[.B$5];[.E6];[.F6];[.G6];[.H6]); &quot;&quot;)" office:value-type="string" office:string-value="1integerMinexclusiveINTEGER" calcext:value-type="string">
            <text:p>1integer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7:.N7]) &gt; 0; CONCATENATE([.C7];MID([.D7]; FIND(&quot;:&quot;; [.D7])+1; 99);[.A$5];[.B$5];[.E7];[.F7];[.G7];[.H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8:.N8]) &gt; 0; CONCATENATE([.C8];MID([.D8]; FIND(&quot;:&quot;; [.D8])+1; 99);[.A$5];[.B$5];[.E8];[.F8];[.G8];[.H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:.N9]) &gt; 0; CONCATENATE([.C9];MID([.D9]; FIND(&quot;:&quot;; [.D9])+1; 99);[.A$5];[.B$5];[.E9];[.F9];[.G9];[.H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:.N10]) &gt; 0; CONCATENATE([.C10];MID([.D10]; FIND(&quot;:&quot;; [.D10])+1; 99);[.A$5];[.B$5];[.E10];[.F10];[.G10];[.H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1:.N11]) &gt; 0; CONCATENATE([.C11];MID([.D11]; FIND(&quot;:&quot;; [.D11])+1; 99);[.A$5];[.B$5];[.E11];[.F11];[.G11];[.H1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2" table:style-name="ce7" office:value-type="string" calcext:value-type="string">
            <text:p>fail</text:p>
          </table:table-cell>
          <table:table-cell table:style-name="ce7" table:number-columns-repeated="2"/>
          <table:table-cell table:style-name="ce7" office:value-type="string" calcext:value-type="string">
            <text:p>pass</text:p>
          </table:table-cell>
          <table:table-cell table:formula="of:=IF(COUNTA([.J12:.N12]) &gt; 0; CONCATENATE([.C12];MID([.D12]; FIND(&quot;:&quot;; [.D12])+1; 99);[.A$5];[.B$5];[.E12];[.F12];[.G12];[.H12]); &quot;&quot;)" office:value-type="string" office:string-value="1integerMinexclusiveDOUBLE" calcext:value-type="string">
            <text:p>1integer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3:.N13]) &gt; 0; CONCATENATE([.C13];MID([.D13]; FIND(&quot;:&quot;; [.D13])+1; 99);[.A$5];[.B$5];[.E13];[.F13];[.G13];[.H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4:.N14]) &gt; 0; CONCATENATE([.C14];MID([.D14]; FIND(&quot;:&quot;; [.D14])+1; 99);[.A$5];[.B$5];[.E14];[.F14];[.G14];[.H1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5:.N15]) &gt; 0; CONCATENATE([.C15];MID([.D15]; FIND(&quot;:&quot;; [.D15])+1; 99);[.A$5];[.B$5];[.E15];[.F15];[.G15];[.H1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6:.N16]) &gt; 0; CONCATENATE([.C16];MID([.D16]; FIND(&quot;:&quot;; [.D16])+1; 99);[.A$5];[.B$5];[.E16];[.F16];[.G16];[.H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7:.N17]) &gt; 0; CONCATENATE([.C17];MID([.D17]; FIND(&quot;:&quot;; [.D17])+1; 99);[.A$5];[.B$5];[.E17];[.F17];[.G17];[.H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8:.N18]) &gt; 0; CONCATENATE([.C18];MID([.D18]; FIND(&quot;:&quot;; [.D18])+1; 99);[.A$5];[.B$5];[.E18];[.F18];[.G18];[.H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9:.N19]) &gt; 0; CONCATENATE([.C19];MID([.D19]; FIND(&quot;:&quot;; [.D19])+1; 99);[.A$5];[.B$5];[.E19];[.F19];[.G19];[.H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20:.N20]) &gt; 0; CONCATENATE([.C20];MID([.D20]; FIND(&quot;:&quot;; [.D20])+1; 99);[.A$5];[.B$5];[.E20];[.F20];[.G20];[.H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1:.N21]) &gt; 0; CONCATENATE([.C21];MID([.D21]; FIND(&quot;:&quot;; [.D21])+1; 99);[.A$5];[.B$5];[.E21];[.F21];[.G21];[.H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2:.N22]) &gt; 0; CONCATENATE([.C22];MID([.D22]; FIND(&quot;:&quot;; [.D22])+1; 99);[.A$5];[.B$5];[.E22];[.F22];[.G22];[.H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3:.N23]) &gt; 0; CONCATENATE([.C23];MID([.D23]; FIND(&quot;:&quot;; [.D23])+1; 99);[.A$5];[.B$5];[.E23];[.F23];[.G23];[.H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4:.N24]) &gt; 0; CONCATENATE([.C24];MID([.D24]; FIND(&quot;:&quot;; [.D24])+1; 99);[.A$5];[.B$5];[.E24];[.F24];[.G24];[.H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25:.N25]) &gt; 0; CONCATENATE([.C25];MID([.D25]; FIND(&quot;:&quot;; [.D25])+1; 99);[.A$5];[.B$5];[.E25];[.F25];[.G25];[.H25]); &quot;&quot;)">
            <text:p/>
          </table:table-cell>
        </table:table-row>
        <table:table-row table:style-name="ro1">
          <table:table-cell table:formula="of:=COUNTA([.J6:.N25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8" office:value-type="string" calcext:value-type="string">
            <text:p>fail</text:p>
          </table:table-cell>
          <table:table-cell table:style-name="ce18" office:value-type="string" calcext:value-type="string">
            <text:p>fail</text:p>
          </table:table-cell>
          <table:table-cell table:style-name="ce18"/>
          <table:table-cell/>
          <table:table-cell table:style-name="ce28" office:value-type="string" calcext:value-type="string">
            <text:p>pass</text:p>
          </table:table-cell>
          <table:table-cell table:formula="of:=IF(COUNTA([.J27:.N27]) &gt; 0; CONCATENATE([.C27];MID([.D27]; FIND(&quot;:&quot;; [.D27])+1; 99);[.A$5];[.B$5];[.E27];[.F27];[.G27];[.H27]); &quot;&quot;)" office:value-type="string" office:string-value="1decimalMinexclusiveINTEGER" calcext:value-type="string">
            <text:p>1decimal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8:.N28]) &gt; 0; CONCATENATE([.C28];MID([.D28]; FIND(&quot;:&quot;; [.D28])+1; 99);[.A$5];[.B$5];[.E28];[.F28];[.G28];[.H2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9"/>
          <table:table-cell table:style-name="ce19" table:number-columns-repeated="2"/>
          <table:table-cell/>
          <table:table-cell table:style-name="ce29"/>
          <table:table-cell table:formula="of:=IF(COUNTA([.J29:.N29]) &gt; 0; CONCATENATE([.C29];MID([.D29]; FIND(&quot;:&quot;; [.D29])+1; 99);[.A$5];[.B$5];[.E29];[.F29];[.G29];[.H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0:.N30]) &gt; 0; CONCATENATE([.C30];MID([.D30]; FIND(&quot;:&quot;; [.D30])+1; 99);[.A$5];[.B$5];[.E30];[.F30];[.G30];[.H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1:.N31]) &gt; 0; CONCATENATE([.C31];MID([.D31]; FIND(&quot;:&quot;; [.D31])+1; 99);[.A$5];[.B$5];[.E31];[.F31];[.G31];[.H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2:.N32]) &gt; 0; CONCATENATE([.C32];MID([.D32]; FIND(&quot;:&quot;; [.D32])+1; 99);[.A$5];[.B$5];[.E32];[.F32];[.G32];[.H3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10" office:value-type="string" calcext:value-type="string">
            <text:p>fail</text:p>
          </table:table-cell>
          <table:table-cell table:style-name="ce20" office:value-type="string" calcext:value-type="string">
            <text:p>fail</text:p>
          </table:table-cell>
          <table:table-cell table:style-name="ce20"/>
          <table:table-cell/>
          <table:table-cell table:style-name="ce30" office:value-type="string" calcext:value-type="string">
            <text:p>pass</text:p>
          </table:table-cell>
          <table:table-cell table:formula="of:=IF(COUNTA([.J33:.N33]) &gt; 0; CONCATENATE([.C33];MID([.D33]; FIND(&quot;:&quot;; [.D33])+1; 99);[.A$5];[.B$5];[.E33];[.F33];[.G33];[.H33]); &quot;&quot;)" office:value-type="string" office:string-value="1decimalMinexclusiveDOUBLE" calcext:value-type="string">
            <text:p>1decimal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4:.N34]) &gt; 0; CONCATENATE([.C34];MID([.D34]; FIND(&quot;:&quot;; [.D34])+1; 99);[.A$5];[.B$5];[.E34];[.F34];[.G34];[.H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5:.N35]) &gt; 0; CONCATENATE([.C35];MID([.D35]; FIND(&quot;:&quot;; [.D35])+1; 99);[.A$5];[.B$5];[.E35];[.F35];[.G35];[.H3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6:.N36]) &gt; 0; CONCATENATE([.C36];MID([.D36]; FIND(&quot;:&quot;; [.D36])+1; 99);[.A$5];[.B$5];[.E36];[.F36];[.G36];[.H3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[.E37]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[.E38]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[.E39]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[.E40]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[.E41]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[.E42]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3:.N43]) &gt; 0; CONCATENATE([.C43];MID([.D43]; FIND(&quot;:&quot;; [.D43])+1; 99);[.A$5];[.B$5];[.E43];[.F43];[.G43];[.H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4:.N44]) &gt; 0; CONCATENATE([.C44];MID([.D44]; FIND(&quot;:&quot;; [.D44])+1; 99);[.A$5];[.B$5];[.E44];[.F44];[.G44];[.H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5:.N45]) &gt; 0; CONCATENATE([.C45];MID([.D45]; FIND(&quot;:&quot;; [.D45])+1; 99);[.A$5];[.B$5];[.E45];[.F45];[.G45];[.H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46:.N46]) &gt; 0; CONCATENATE([.C46];MID([.D46]; FIND(&quot;:&quot;; [.D46])+1; 99);[.A$5];[.B$5];[.E46];[.F46];[.G46];[.H46]); &quot;&quot;)">
            <text:p/>
          </table:table-cell>
        </table:table-row>
        <table:table-row table:style-name="ro1">
          <table:table-cell table:formula="of:=COUNTA([.J27:.N46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style-name="ce11" office:value-type="string" calcext:value-type="string">
            <text:p>fail</text:p>
          </table:table-cell>
          <table:table-cell table:style-name="ce21" office:value-type="string" calcext:value-type="string">
            <text:p>fail</text:p>
          </table:table-cell>
          <table:table-cell table:style-name="ce21"/>
          <table:table-cell/>
          <table:table-cell table:style-name="ce31" office:value-type="string" calcext:value-type="string">
            <text:p>pass</text:p>
          </table:table-cell>
          <table:table-cell table:formula="of:=IF(COUNTA([.J48:.N48]) &gt; 0; CONCATENATE([.C48];MID([.D48]; FIND(&quot;:&quot;; [.D48])+1; 99);[.A$5];[.B$5];[.E48];[.F48];[.G48];[.H48]); &quot;&quot;)" office:value-type="string" office:string-value="1floatMinexclusiveINTEGER" calcext:value-type="string">
            <text:p>1float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49:.N49]) &gt; 0; CONCATENATE([.C49];MID([.D49]; FIND(&quot;:&quot;; [.D49])+1; 99);[.A$5];[.B$5];[.E49];[.F49];[.G49];[.H4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0:.N50]) &gt; 0; CONCATENATE([.C50];MID([.D50]; FIND(&quot;:&quot;; [.D50])+1; 99);[.A$5];[.B$5];[.E50];[.F50];[.G50];[.H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1:.N51]) &gt; 0; CONCATENATE([.C51];MID([.D51]; FIND(&quot;:&quot;; [.D51])+1; 99);[.A$5];[.B$5];[.E51];[.F51];[.G51];[.H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2:.N52]) &gt; 0; CONCATENATE([.C52];MID([.D52]; FIND(&quot;:&quot;; [.D52])+1; 99);[.A$5];[.B$5];[.E52];[.F52];[.G52];[.H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3:.N53]) &gt; 0; CONCATENATE([.C53];MID([.D53]; FIND(&quot;:&quot;; [.D53])+1; 99);[.A$5];[.B$5];[.E53];[.F53];[.G53];[.H5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style-name="ce12" office:value-type="string" calcext:value-type="string">
            <text:p>fail</text:p>
          </table:table-cell>
          <table:table-cell table:style-name="ce22" office:value-type="string" calcext:value-type="string">
            <text:p>fail</text:p>
          </table:table-cell>
          <table:table-cell table:style-name="ce22"/>
          <table:table-cell/>
          <table:table-cell table:style-name="ce32" office:value-type="string" calcext:value-type="string">
            <text:p>pass</text:p>
          </table:table-cell>
          <table:table-cell table:formula="of:=IF(COUNTA([.J54:.N54]) &gt; 0; CONCATENATE([.C54];MID([.D54]; FIND(&quot;:&quot;; [.D54])+1; 99);[.A$5];[.B$5];[.E54];[.F54];[.G54];[.H54]); &quot;&quot;)" office:value-type="string" office:string-value="1floatMinexclusiveDOUBLE" calcext:value-type="string">
            <text:p>1float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5:.N55]) &gt; 0; CONCATENATE([.C55];MID([.D55]; FIND(&quot;:&quot;; [.D55])+1; 99);[.A$5];[.B$5];[.E55];[.F55];[.G55];[.H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6:.N56]) &gt; 0; CONCATENATE([.C56];MID([.D56]; FIND(&quot;:&quot;; [.D56])+1; 99);[.A$5];[.B$5];[.E56];[.F56];[.G56];[.H5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style-name="ce13"/>
          <table:table-cell table:style-name="ce23" table:number-columns-repeated="2"/>
          <table:table-cell/>
          <table:table-cell table:style-name="ce33"/>
          <table:table-cell table:formula="of:=IF(COUNTA([.J57:.N57]) &gt; 0; CONCATENATE([.C57];MID([.D57]; FIND(&quot;:&quot;; [.D57])+1; 99);[.A$5];[.B$5];[.E57];[.F57];[.G57];[.H5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[.E58]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[.E59]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[.E60]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[.E61]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[.E62]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[.E63]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4:.N64]) &gt; 0; CONCATENATE([.C64];MID([.D64]; FIND(&quot;:&quot;; [.D64])+1; 99);[.A$5];[.B$5];[.E64];[.F64];[.G64];[.H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5:.N65]) &gt; 0; CONCATENATE([.C65];MID([.D65]; FIND(&quot;:&quot;; [.D65])+1; 99);[.A$5];[.B$5];[.E65];[.F65];[.G65];[.H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6:.N66]) &gt; 0; CONCATENATE([.C66];MID([.D66]; FIND(&quot;:&quot;; [.D66])+1; 99);[.A$5];[.B$5];[.E66];[.F66];[.G66];[.H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67:.N67]) &gt; 0; CONCATENATE([.C67];MID([.D67]; FIND(&quot;:&quot;; [.D67])+1; 99);[.A$5];[.B$5];[.E67];[.F67];[.G67];[.H67]); &quot;&quot;)">
            <text:p/>
          </table:table-cell>
        </table:table-row>
        <table:table-row table:style-name="ro1">
          <table:table-cell table:formula="of:=COUNTA([.J48:.N67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pass</text:p>
          </table:table-cell>
          <table:table-cell table:formula="of:=IF(COUNTA([.J69:.N69]) &gt; 0; CONCATENATE([.C69];MID([.D69]; FIND(&quot;:&quot;; [.D69])+1; 99);[.A$5];[.B$5];[.E69];[.F69];[.G69];[.H69]); &quot;&quot;)" office:value-type="string" office:string-value="1doubleMinexclusiveINTEGER" calcext:value-type="string">
            <text:p>1doubleMin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0:.N70]) &gt; 0; CONCATENATE([.C70];MID([.D70]; FIND(&quot;:&quot;; [.D70])+1; 99);[.A$5];[.B$5];[.E70];[.F70];[.G70];[.H7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1:.N71]) &gt; 0; CONCATENATE([.C71];MID([.D71]; FIND(&quot;:&quot;; [.D71])+1; 99);[.A$5];[.B$5];[.E71];[.F71];[.G71];[.H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2:.N72]) &gt; 0; CONCATENATE([.C72];MID([.D72]; FIND(&quot;:&quot;; [.D72])+1; 99);[.A$5];[.B$5];[.E72];[.F72];[.G72];[.H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3:.N73]) &gt; 0; CONCATENATE([.C73];MID([.D73]; FIND(&quot;:&quot;; [.D73])+1; 99);[.A$5];[.B$5];[.E73];[.F73];[.G73];[.H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4:.N74]) &gt; 0; CONCATENATE([.C74];MID([.D74]; FIND(&quot;:&quot;; [.D74])+1; 99);[.A$5];[.B$5];[.E74];[.F74];[.G74];[.H7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4" office:value-type="string" calcext:value-type="string">
            <text:p>fail</text:p>
          </table:table-cell>
          <table:table-cell table:style-name="ce24" office:value-type="string" calcext:value-type="string">
            <text:p>fail</text:p>
          </table:table-cell>
          <table:table-cell table:style-name="ce24"/>
          <table:table-cell/>
          <table:table-cell table:style-name="ce34" office:value-type="string" calcext:value-type="string">
            <text:p>pass</text:p>
          </table:table-cell>
          <table:table-cell table:formula="of:=IF(COUNTA([.J75:.N75]) &gt; 0; CONCATENATE([.C75];MID([.D75]; FIND(&quot;:&quot;; [.D75])+1; 99);[.A$5];[.B$5];[.E75];[.F75];[.G75];[.H75]); &quot;&quot;)" office:value-type="string" office:string-value="1doubleMinexclusiveDOUBLE" calcext:value-type="string">
            <text:p>1doubleMin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6:.N76]) &gt; 0; CONCATENATE([.C76];MID([.D76]; FIND(&quot;:&quot;; [.D76])+1; 99);[.A$5];[.B$5];[.E76];[.F76];[.G76];[.H7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7:.N77]) &gt; 0; CONCATENATE([.C77];MID([.D77]; FIND(&quot;:&quot;; [.D77])+1; 99);[.A$5];[.B$5];[.E77];[.F77];[.G77];[.H7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style-name="ce15"/>
          <table:table-cell table:style-name="ce25" table:number-columns-repeated="2"/>
          <table:table-cell/>
          <table:table-cell table:style-name="ce35"/>
          <table:table-cell table:formula="of:=IF(COUNTA([.J78:.N78]) &gt; 0; CONCATENATE([.C78];MID([.D78]; FIND(&quot;:&quot;; [.D78])+1; 99);[.A$5];[.B$5];[.E78];[.F78];[.G78];[.H7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style-name="ce16"/>
          <table:table-cell table:number-columns-repeated="3"/>
          <table:table-cell table:style-name="ce36"/>
          <table:table-cell table:formula="of:=IF(COUNTA([.J79:.N79]) &gt; 0; CONCATENATE([.C79];MID([.D79]; FIND(&quot;:&quot;; [.D79])+1; 99);[.A$5];[.B$5];[.E79]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style-name="ce16"/>
          <table:table-cell table:number-columns-repeated="3"/>
          <table:table-cell table:style-name="ce36"/>
          <table:table-cell table:formula="of:=IF(COUNTA([.J80:.N80]) &gt; 0; CONCATENATE([.C80];MID([.D80]; FIND(&quot;:&quot;; [.D80])+1; 99);[.A$5];[.B$5];[.E80]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6"/>
          <table:table-cell table:number-columns-repeated="3"/>
          <table:table-cell table:style-name="ce36"/>
          <table:table-cell table:formula="of:=IF(COUNTA([.J81:.N81]) &gt; 0; CONCATENATE([.C81];MID([.D81]; FIND(&quot;:&quot;; [.D81])+1; 99);[.A$5];[.B$5];[.E81]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style-name="ce16"/>
          <table:table-cell table:number-columns-repeated="3"/>
          <table:table-cell table:style-name="ce36"/>
          <table:table-cell table:formula="of:=IF(COUNTA([.J82:.N82]) &gt; 0; CONCATENATE([.C82];MID([.D82]; FIND(&quot;:&quot;; [.D82])+1; 99);[.A$5];[.B$5];[.E82]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style-name="ce16"/>
          <table:table-cell table:number-columns-repeated="3"/>
          <table:table-cell table:style-name="ce36"/>
          <table:table-cell table:formula="of:=IF(COUNTA([.J83:.N83]) &gt; 0; CONCATENATE([.C83];MID([.D83]; FIND(&quot;:&quot;; [.D83])+1; 99);[.A$5];[.B$5];[.E83]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style-name="ce16"/>
          <table:table-cell table:number-columns-repeated="3"/>
          <table:table-cell table:style-name="ce36"/>
          <table:table-cell table:formula="of:=IF(COUNTA([.J84:.N84]) &gt; 0; CONCATENATE([.C84];MID([.D84]; FIND(&quot;:&quot;; [.D84])+1; 99);[.A$5];[.B$5];[.E84]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style-name="ce16"/>
          <table:table-cell table:number-columns-repeated="3"/>
          <table:table-cell table:style-name="ce36"/>
          <table:table-cell table:formula="of:=IF(COUNTA([.J85:.N85]) &gt; 0; CONCATENATE([.C85];MID([.D85]; FIND(&quot;:&quot;; [.D85])+1; 99);[.A$5];[.B$5];[.E85];[.F85];[.G85];[.H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6"/>
          <table:table-cell table:number-columns-repeated="3"/>
          <table:table-cell table:style-name="ce36"/>
          <table:table-cell table:formula="of:=IF(COUNTA([.J86:.N86]) &gt; 0; CONCATENATE([.C86];MID([.D86]; FIND(&quot;:&quot;; [.D86])+1; 99);[.A$5];[.B$5];[.E86];[.F86];[.G86];[.H8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style-name="ce16"/>
          <table:table-cell table:number-columns-repeated="3"/>
          <table:table-cell table:style-name="ce36"/>
          <table:table-cell table:formula="of:=IF(COUNTA([.J87:.N87]) &gt; 0; CONCATENATE([.C87];MID([.D87]; FIND(&quot;:&quot;; [.D87])+1; 99);[.A$5];[.B$5];[.E87];[.F87];[.G87];[.H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style-name="ce16"/>
          <table:table-cell table:number-columns-repeated="3"/>
          <table:table-cell table:style-name="ce36"/>
          <table:table-cell table:formula="of:=IF(COUNTA([.J88:.N88]) &gt; 0; CONCATENATE([.C88];MID([.D88]; FIND(&quot;:&quot;; [.D88])+1; 99);[.A$5];[.B$5];[.E88];[.F88];[.G88];[.H88]); &quot;&quot;)">
            <text:p/>
          </table:table-cell>
        </table:table-row>
        <table:table-row table:style-name="ro1">
          <table:table-cell table:formula="of:=COUNTA([.J69:.N88])" office:value-type="float" office:value="6" calcext:value-type="float">
            <text:p>6</text:p>
          </table:table-cell>
          <table:table-cell table:number-columns-repeated="8"/>
          <table:table-cell table:style-name="ce16"/>
          <table:table-cell table:number-columns-repeated="3"/>
          <table:table-cell table:style-name="ce36"/>
          <table:table-cell table:style-name="Default"/>
        </table:table-row>
        <calcext:conditional-formats>
          <calcext:conditional-format calcext:target-range-address="MinExclusive.K79:MinExclusive.L89 MinExclusive.K76:MinExclusive.L77 MinExclusive.K58:MinExclusive.L74 MinExclusive.K55:MinExclusive.L56 MinExclusive.K49:MinExclusive.L53 MinExclusive.K34:MinExclusive.L47 MinExclusive.K30:MinExclusive.L32 MinExclusive.K28:MinExclusive.L28 MinExclusive.K13:MinExclusive.L26 MinExclusive.K6:MinExclusive.L11">
            <calcext:condition calcext:apply-style-name="failStyle" calcext:value="=&quot;fail&quot;" calcext:base-cell-address="MinExclusive.K6"/>
          </calcext:conditional-format>
          <calcext:conditional-format calcext:target-range-address="MinExclusive.J79:MinExclusive.J89 MinExclusive.J76:MinExclusive.J77 MinExclusive.J58:MinExclusive.J74 MinExclusive.J55:MinExclusive.J56 MinExclusive.J49:MinExclusive.J53 MinExclusive.J34:MinExclusive.J47 MinExclusive.J30:MinExclusive.J32 MinExclusive.J28:MinExclusive.J28 MinExclusive.J13:MinExclusive.J26 MinExclusive.J7:MinExclusive.J11">
            <calcext:condition calcext:apply-style-name="failStyle" calcext:value="=&quot;fail&quot;" calcext:base-cell-address="MinExclusive.J7"/>
          </calcext:conditional-format>
          <calcext:conditional-format calcext:target-range-address="MinExclusive.N79:MinExclusive.N89 MinExclusive.N76:MinExclusive.N77 MinExclusive.N58:MinExclusive.N74 MinExclusive.N55:MinExclusive.N56 MinExclusive.N49:MinExclusive.N53 MinExclusive.N34:MinExclusive.N47 MinExclusive.N30:MinExclusive.N32 MinExclusive.N28:MinExclusive.N28 MinExclusive.N13:MinExclusive.N26 MinExclusive.N7:MinExclusive.N11">
            <calcext:condition calcext:apply-style-name="failStyle" calcext:value="=&quot;fail&quot;" calcext:base-cell-address="MinExclusive.N7"/>
          </calcext:conditional-format>
          <calcext:conditional-format calcext:target-range-address="MinExclusive.J76:MinExclusive.J77 MinExclusive.J58:MinExclusive.J74 MinExclusive.J55:MinExclusive.J56 MinExclusive.J49:MinExclusive.J53 MinExclusive.J34:MinExclusive.J47 MinExclusive.J30:MinExclusive.J32 MinExclusive.J28:MinExclusive.J28 MinExclusive.J13:MinExclusive.J26 MinExclusive.J6:MinExclusive.J11">
            <calcext:condition calcext:apply-style-name="failStyle" calcext:value="=&quot;fail&quot;" calcext:base-cell-address="MinExclusive.J6"/>
          </calcext:conditional-format>
          <calcext:conditional-format calcext:target-range-address="MinExclusive.N76:MinExclusive.N77 MinExclusive.N58:MinExclusive.N74 MinExclusive.N55:MinExclusive.N56 MinExclusive.N49:MinExclusive.N53 MinExclusive.N34:MinExclusive.N47 MinExclusive.N30:MinExclusive.N32 MinExclusive.N28:MinExclusive.N28 MinExclusive.N13:MinExclusive.N26 MinExclusive.N6:MinExclusive.N11">
            <calcext:condition calcext:apply-style-name="failStyle" calcext:value="=&quot;fail&quot;" calcext:base-cell-address="MinExclusive.N6"/>
          </calcext:conditional-format>
          <calcext:conditional-format calcext:target-range-address="MinExclusive.K75:MinExclusive.L75">
            <calcext:condition calcext:apply-style-name="failStyle" calcext:value="=&quot;fail&quot;" calcext:base-cell-address="MinExclusive.K75"/>
          </calcext:conditional-format>
          <calcext:conditional-format calcext:target-range-address="MinExclusive.J75:MinExclusive.J75">
            <calcext:condition calcext:apply-style-name="failStyle" calcext:value="=&quot;fail&quot;" calcext:base-cell-address="MinExclusive.J75"/>
          </calcext:conditional-format>
          <calcext:conditional-format calcext:target-range-address="MinExclusive.N75:MinExclusive.N75">
            <calcext:condition calcext:apply-style-name="failStyle" calcext:value="=&quot;fail&quot;" calcext:base-cell-address="MinExclusive.N75"/>
          </calcext:conditional-format>
          <calcext:conditional-format calcext:target-range-address="MinExclusive.J75:MinExclusive.J75">
            <calcext:condition calcext:apply-style-name="failStyle" calcext:value="=&quot;fail&quot;" calcext:base-cell-address="MinExclusive.J75"/>
          </calcext:conditional-format>
          <calcext:conditional-format calcext:target-range-address="MinExclusive.N75:MinExclusive.N75">
            <calcext:condition calcext:apply-style-name="failStyle" calcext:value="=&quot;fail&quot;" calcext:base-cell-address="MinExclusive.N75"/>
          </calcext:conditional-format>
          <calcext:conditional-format calcext:target-range-address="MinExclusive.K78:MinExclusive.L78">
            <calcext:condition calcext:apply-style-name="failStyle" calcext:value="=&quot;fail&quot;" calcext:base-cell-address="MinExclusive.K78"/>
          </calcext:conditional-format>
          <calcext:conditional-format calcext:target-range-address="MinExclusive.J78:MinExclusive.J78">
            <calcext:condition calcext:apply-style-name="failStyle" calcext:value="=&quot;fail&quot;" calcext:base-cell-address="MinExclusive.J78"/>
          </calcext:conditional-format>
          <calcext:conditional-format calcext:target-range-address="MinExclusive.N78:MinExclusive.N78">
            <calcext:condition calcext:apply-style-name="failStyle" calcext:value="=&quot;fail&quot;" calcext:base-cell-address="MinExclusive.N78"/>
          </calcext:conditional-format>
          <calcext:conditional-format calcext:target-range-address="MinExclusive.J78:MinExclusive.J78">
            <calcext:condition calcext:apply-style-name="failStyle" calcext:value="=&quot;fail&quot;" calcext:base-cell-address="MinExclusive.J78"/>
          </calcext:conditional-format>
          <calcext:conditional-format calcext:target-range-address="MinExclusive.N78:MinExclusive.N78">
            <calcext:condition calcext:apply-style-name="failStyle" calcext:value="=&quot;fail&quot;" calcext:base-cell-address="MinExclusive.N78"/>
          </calcext:conditional-format>
          <calcext:conditional-format calcext:target-range-address="MinExclusive.K57:MinExclusive.L57">
            <calcext:condition calcext:apply-style-name="failStyle" calcext:value="=&quot;fail&quot;" calcext:base-cell-address="MinExclusive.K57"/>
          </calcext:conditional-format>
          <calcext:conditional-format calcext:target-range-address="MinExclusive.J57:MinExclusive.J57">
            <calcext:condition calcext:apply-style-name="failStyle" calcext:value="=&quot;fail&quot;" calcext:base-cell-address="MinExclusive.J57"/>
          </calcext:conditional-format>
          <calcext:conditional-format calcext:target-range-address="MinExclusive.N57:MinExclusive.N57">
            <calcext:condition calcext:apply-style-name="failStyle" calcext:value="=&quot;fail&quot;" calcext:base-cell-address="MinExclusive.N57"/>
          </calcext:conditional-format>
          <calcext:conditional-format calcext:target-range-address="MinExclusive.J57:MinExclusive.J57">
            <calcext:condition calcext:apply-style-name="failStyle" calcext:value="=&quot;fail&quot;" calcext:base-cell-address="MinExclusive.J57"/>
          </calcext:conditional-format>
          <calcext:conditional-format calcext:target-range-address="MinExclusive.N57:MinExclusive.N57">
            <calcext:condition calcext:apply-style-name="failStyle" calcext:value="=&quot;fail&quot;" calcext:base-cell-address="MinExclusive.N57"/>
          </calcext:conditional-format>
          <calcext:conditional-format calcext:target-range-address="MinExclusive.K54:MinExclusive.L54">
            <calcext:condition calcext:apply-style-name="failStyle" calcext:value="=&quot;fail&quot;" calcext:base-cell-address="MinExclusive.K54"/>
          </calcext:conditional-format>
          <calcext:conditional-format calcext:target-range-address="MinExclusive.J54:MinExclusive.J54">
            <calcext:condition calcext:apply-style-name="failStyle" calcext:value="=&quot;fail&quot;" calcext:base-cell-address="MinExclusive.J54"/>
          </calcext:conditional-format>
          <calcext:conditional-format calcext:target-range-address="MinExclusive.N54:MinExclusive.N54">
            <calcext:condition calcext:apply-style-name="failStyle" calcext:value="=&quot;fail&quot;" calcext:base-cell-address="MinExclusive.N54"/>
          </calcext:conditional-format>
          <calcext:conditional-format calcext:target-range-address="MinExclusive.K48:MinExclusive.L48">
            <calcext:condition calcext:apply-style-name="failStyle" calcext:value="=&quot;fail&quot;" calcext:base-cell-address="MinExclusive.K48"/>
          </calcext:conditional-format>
          <calcext:conditional-format calcext:target-range-address="MinExclusive.J48:MinExclusive.J48">
            <calcext:condition calcext:apply-style-name="failStyle" calcext:value="=&quot;fail&quot;" calcext:base-cell-address="MinExclusive.J48"/>
          </calcext:conditional-format>
          <calcext:conditional-format calcext:target-range-address="MinExclusive.N48:MinExclusive.N48">
            <calcext:condition calcext:apply-style-name="failStyle" calcext:value="=&quot;fail&quot;" calcext:base-cell-address="MinExclusive.N48"/>
          </calcext:conditional-format>
          <calcext:conditional-format calcext:target-range-address="MinExclusive.K33:MinExclusive.L33">
            <calcext:condition calcext:apply-style-name="failStyle" calcext:value="=&quot;fail&quot;" calcext:base-cell-address="MinExclusive.K33"/>
          </calcext:conditional-format>
          <calcext:conditional-format calcext:target-range-address="MinExclusive.J33:MinExclusive.J33">
            <calcext:condition calcext:apply-style-name="failStyle" calcext:value="=&quot;fail&quot;" calcext:base-cell-address="MinExclusive.J33"/>
          </calcext:conditional-format>
          <calcext:conditional-format calcext:target-range-address="MinExclusive.N33:MinExclusive.N33">
            <calcext:condition calcext:apply-style-name="failStyle" calcext:value="=&quot;fail&quot;" calcext:base-cell-address="MinExclusive.N33"/>
          </calcext:conditional-format>
          <calcext:conditional-format calcext:target-range-address="MinExclusive.K29:MinExclusive.L29">
            <calcext:condition calcext:apply-style-name="failStyle" calcext:value="=&quot;fail&quot;" calcext:base-cell-address="MinExclusive.K29"/>
          </calcext:conditional-format>
          <calcext:conditional-format calcext:target-range-address="MinExclusive.J29:MinExclusive.J29">
            <calcext:condition calcext:apply-style-name="failStyle" calcext:value="=&quot;fail&quot;" calcext:base-cell-address="MinExclusive.J29"/>
          </calcext:conditional-format>
          <calcext:conditional-format calcext:target-range-address="MinExclusive.N29:MinExclusive.N29">
            <calcext:condition calcext:apply-style-name="failStyle" calcext:value="=&quot;fail&quot;" calcext:base-cell-address="MinExclusive.N29"/>
          </calcext:conditional-format>
          <calcext:conditional-format calcext:target-range-address="MinExclusive.J29:MinExclusive.J29">
            <calcext:condition calcext:apply-style-name="failStyle" calcext:value="=&quot;fail&quot;" calcext:base-cell-address="MinExclusive.J29"/>
          </calcext:conditional-format>
          <calcext:conditional-format calcext:target-range-address="MinExclusive.N29:MinExclusive.N29">
            <calcext:condition calcext:apply-style-name="failStyle" calcext:value="=&quot;fail&quot;" calcext:base-cell-address="MinExclusive.N29"/>
          </calcext:conditional-format>
          <calcext:conditional-format calcext:target-range-address="MinExclusive.K27:MinExclusive.L27">
            <calcext:condition calcext:apply-style-name="failStyle" calcext:value="=&quot;fail&quot;" calcext:base-cell-address="MinExclusive.K27"/>
          </calcext:conditional-format>
          <calcext:conditional-format calcext:target-range-address="MinExclusive.J27:MinExclusive.J27">
            <calcext:condition calcext:apply-style-name="failStyle" calcext:value="=&quot;fail&quot;" calcext:base-cell-address="MinExclusive.J27"/>
          </calcext:conditional-format>
          <calcext:conditional-format calcext:target-range-address="MinExclusive.N27:MinExclusive.N27">
            <calcext:condition calcext:apply-style-name="failStyle" calcext:value="=&quot;fail&quot;" calcext:base-cell-address="MinExclusive.N27"/>
          </calcext:conditional-format>
          <calcext:conditional-format calcext:target-range-address="MinExclusive.J12:MinExclusive.N12">
            <calcext:condition calcext:apply-style-name="failStyle" calcext:value="=&quot;fail&quot;" calcext:base-cell-address="MinExclusive.J12"/>
          </calcext:conditional-format>
        </calcext:conditional-formats>
      </table:table>
      <table:table table:name="MaxInclusive" table:style-name="ta1">
        <table:table-column table:style-name="co1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22" table:default-cell-style-name="Default"/>
        <table:table-column table:style-name="co16" table:number-columns-repeated="2" table:default-cell-style-name="ce37"/>
        <table:table-column table:style-name="co23" table:default-cell-style-name="ce37"/>
        <table:table-column table:style-name="co11" table:default-cell-style-name="ce37"/>
        <table:table-column table:style-name="co1" table:default-cell-style-name="ce37"/>
        <table:table-column table:style-name="co12" table:default-cell-style-name="ce4"/>
        <table:table-row table:style-name="ro1">
          <table:table-cell table:formula="of:=[.A26]+[.A47]+[.A68]+[.A89]" office:value-type="float" office:value="24" calcext:value-type="float">
            <text:p>24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inclusive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6:.N6]) &gt; 0; CONCATENATE([.C6];MID([.D6]; FIND(&quot;:&quot;; [.D6])+1; 99);[.A$5];[.B$5];[.E6];[.F6];[.G6];[.H6]); &quot;&quot;)" office:value-type="string" office:string-value="1integerMaxinclusiveINTEGER" calcext:value-type="string">
            <text:p>1integer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7:.N7]) &gt; 0; CONCATENATE([.C7];MID([.D7]; FIND(&quot;:&quot;; [.D7])+1; 99);[.A$5];[.B$5];[.E7];[.F7];[.G7];[.H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8:.N8]) &gt; 0; CONCATENATE([.C8];MID([.D8]; FIND(&quot;:&quot;; [.D8])+1; 99);[.A$5];[.B$5];[.E8];[.F8];[.G8];[.H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:.N9]) &gt; 0; CONCATENATE([.C9];MID([.D9]; FIND(&quot;:&quot;; [.D9])+1; 99);[.A$5];[.B$5];[.E9];[.F9];[.G9];[.H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:.N10]) &gt; 0; CONCATENATE([.C10];MID([.D10]; FIND(&quot;:&quot;; [.D10])+1; 99);[.A$5];[.B$5];[.E10];[.F10];[.G10];[.H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1:.N11]) &gt; 0; CONCATENATE([.C11];MID([.D11]; FIND(&quot;:&quot;; [.D11])+1; 99);[.A$5];[.B$5];[.E11];[.F11];[.G11];[.H1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12:.N12]) &gt; 0; CONCATENATE([.C12];MID([.D12]; FIND(&quot;:&quot;; [.D12])+1; 99);[.A$5];[.B$5];[.E12];[.F12];[.G12];[.H12]); &quot;&quot;)" office:value-type="string" office:string-value="1integerMaxinclusiveDOUBLE" calcext:value-type="string">
            <text:p>1integer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3:.N13]) &gt; 0; CONCATENATE([.C13];MID([.D13]; FIND(&quot;:&quot;; [.D13])+1; 99);[.A$5];[.B$5];[.E13];[.F13];[.G13];[.H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4:.N14]) &gt; 0; CONCATENATE([.C14];MID([.D14]; FIND(&quot;:&quot;; [.D14])+1; 99);[.A$5];[.B$5];[.E14];[.F14];[.G14];[.H1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5:.N15]) &gt; 0; CONCATENATE([.C15];MID([.D15]; FIND(&quot;:&quot;; [.D15])+1; 99);[.A$5];[.B$5];[.E15];[.F15];[.G15];[.H1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6:.N16]) &gt; 0; CONCATENATE([.C16];MID([.D16]; FIND(&quot;:&quot;; [.D16])+1; 99);[.A$5];[.B$5];[.E16];[.F16];[.G16];[.H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7:.N17]) &gt; 0; CONCATENATE([.C17];MID([.D17]; FIND(&quot;:&quot;; [.D17])+1; 99);[.A$5];[.B$5];[.E17];[.F17];[.G17];[.H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8:.N18]) &gt; 0; CONCATENATE([.C18];MID([.D18]; FIND(&quot;:&quot;; [.D18])+1; 99);[.A$5];[.B$5];[.E18];[.F18];[.G18];[.H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9:.N19]) &gt; 0; CONCATENATE([.C19];MID([.D19]; FIND(&quot;:&quot;; [.D19])+1; 99);[.A$5];[.B$5];[.E19];[.F19];[.G19];[.H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20:.N20]) &gt; 0; CONCATENATE([.C20];MID([.D20]; FIND(&quot;:&quot;; [.D20])+1; 99);[.A$5];[.B$5];[.E20];[.F20];[.G20];[.H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1:.N21]) &gt; 0; CONCATENATE([.C21];MID([.D21]; FIND(&quot;:&quot;; [.D21])+1; 99);[.A$5];[.B$5];[.E21];[.F21];[.G21];[.H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2:.N22]) &gt; 0; CONCATENATE([.C22];MID([.D22]; FIND(&quot;:&quot;; [.D22])+1; 99);[.A$5];[.B$5];[.E22];[.F22];[.G22];[.H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3:.N23]) &gt; 0; CONCATENATE([.C23];MID([.D23]; FIND(&quot;:&quot;; [.D23])+1; 99);[.A$5];[.B$5];[.E23];[.F23];[.G23];[.H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4:.N24]) &gt; 0; CONCATENATE([.C24];MID([.D24]; FIND(&quot;:&quot;; [.D24])+1; 99);[.A$5];[.B$5];[.E24];[.F24];[.G24];[.H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25:.N25]) &gt; 0; CONCATENATE([.C25];MID([.D25]; FIND(&quot;:&quot;; [.D25])+1; 99);[.A$5];[.B$5];[.E25];[.F25];[.G25];[.H25]); &quot;&quot;)">
            <text:p/>
          </table:table-cell>
        </table:table-row>
        <table:table-row table:style-name="ro1">
          <table:table-cell table:formula="of:=COUNTA([.J6:.N25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27:.N27]) &gt; 0; CONCATENATE([.C27];MID([.D27]; FIND(&quot;:&quot;; [.D27])+1; 99);[.A$5];[.B$5];[.E27];[.F27];[.G27];[.H27]); &quot;&quot;)" office:value-type="string" office:string-value="1decimalMaxinclusiveINTEGER" calcext:value-type="string">
            <text:p>1decimal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8:.N28]) &gt; 0; CONCATENATE([.C28];MID([.D28]; FIND(&quot;:&quot;; [.D28])+1; 99);[.A$5];[.B$5];[.E28];[.F28];[.G28];[.H2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9:.N29]) &gt; 0; CONCATENATE([.C29];MID([.D29]; FIND(&quot;:&quot;; [.D29])+1; 99);[.A$5];[.B$5];[.E29];[.F29];[.G29];[.H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0:.N30]) &gt; 0; CONCATENATE([.C30];MID([.D30]; FIND(&quot;:&quot;; [.D30])+1; 99);[.A$5];[.B$5];[.E30];[.F30];[.G30];[.H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1:.N31]) &gt; 0; CONCATENATE([.C31];MID([.D31]; FIND(&quot;:&quot;; [.D31])+1; 99);[.A$5];[.B$5];[.E31];[.F31];[.G31];[.H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2:.N32]) &gt; 0; CONCATENATE([.C32];MID([.D32]; FIND(&quot;:&quot;; [.D32])+1; 99);[.A$5];[.B$5];[.E32];[.F32];[.G32];[.H3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33:.N33]) &gt; 0; CONCATENATE([.C33];MID([.D33]; FIND(&quot;:&quot;; [.D33])+1; 99);[.A$5];[.B$5];[.E33];[.F33];[.G33];[.H33]); &quot;&quot;)" office:value-type="string" office:string-value="1decimalMaxinclusiveDOUBLE" calcext:value-type="string">
            <text:p>1decimal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4:.N34]) &gt; 0; CONCATENATE([.C34];MID([.D34]; FIND(&quot;:&quot;; [.D34])+1; 99);[.A$5];[.B$5];[.E34];[.F34];[.G34];[.H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5:.N35]) &gt; 0; CONCATENATE([.C35];MID([.D35]; FIND(&quot;:&quot;; [.D35])+1; 99);[.A$5];[.B$5];[.E35];[.F35];[.G35];[.H3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6:.N36]) &gt; 0; CONCATENATE([.C36];MID([.D36]; FIND(&quot;:&quot;; [.D36])+1; 99);[.A$5];[.B$5];[.E36];[.F36];[.G36];[.H3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[.E37]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[.E38]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[.E39]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[.E40]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[.E41]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[.E42]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3:.N43]) &gt; 0; CONCATENATE([.C43];MID([.D43]; FIND(&quot;:&quot;; [.D43])+1; 99);[.A$5];[.B$5];[.E43];[.F43];[.G43];[.H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4:.N44]) &gt; 0; CONCATENATE([.C44];MID([.D44]; FIND(&quot;:&quot;; [.D44])+1; 99);[.A$5];[.B$5];[.E44];[.F44];[.G44];[.H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5:.N45]) &gt; 0; CONCATENATE([.C45];MID([.D45]; FIND(&quot;:&quot;; [.D45])+1; 99);[.A$5];[.B$5];[.E45];[.F45];[.G45];[.H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46:.N46]) &gt; 0; CONCATENATE([.C46];MID([.D46]; FIND(&quot;:&quot;; [.D46])+1; 99);[.A$5];[.B$5];[.E46];[.F46];[.G46];[.H46]); &quot;&quot;)">
            <text:p/>
          </table:table-cell>
        </table:table-row>
        <table:table-row table:style-name="ro1">
          <table:table-cell table:formula="of:=COUNTA([.J27:.N46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48:.N48]) &gt; 0; CONCATENATE([.C48];MID([.D48]; FIND(&quot;:&quot;; [.D48])+1; 99);[.A$5];[.B$5];[.E48];[.F48];[.G48];[.H48]); &quot;&quot;)" office:value-type="string" office:string-value="1floatMaxinclusiveINTEGER" calcext:value-type="string">
            <text:p>1float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49:.N49]) &gt; 0; CONCATENATE([.C49];MID([.D49]; FIND(&quot;:&quot;; [.D49])+1; 99);[.A$5];[.B$5];[.E49];[.F49];[.G49];[.H4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0:.N50]) &gt; 0; CONCATENATE([.C50];MID([.D50]; FIND(&quot;:&quot;; [.D50])+1; 99);[.A$5];[.B$5];[.E50];[.F50];[.G50];[.H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1:.N51]) &gt; 0; CONCATENATE([.C51];MID([.D51]; FIND(&quot;:&quot;; [.D51])+1; 99);[.A$5];[.B$5];[.E51];[.F51];[.G51];[.H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2:.N52]) &gt; 0; CONCATENATE([.C52];MID([.D52]; FIND(&quot;:&quot;; [.D52])+1; 99);[.A$5];[.B$5];[.E52];[.F52];[.G52];[.H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3:.N53]) &gt; 0; CONCATENATE([.C53];MID([.D53]; FIND(&quot;:&quot;; [.D53])+1; 99);[.A$5];[.B$5];[.E53];[.F53];[.G53];[.H5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54:.N54]) &gt; 0; CONCATENATE([.C54];MID([.D54]; FIND(&quot;:&quot;; [.D54])+1; 99);[.A$5];[.B$5];[.E54];[.F54];[.G54];[.H54]); &quot;&quot;)" office:value-type="string" office:string-value="1floatMaxinclusiveDOUBLE" calcext:value-type="string">
            <text:p>1float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style-name="ce41" table:formula="of:=IF(COUNTA([.J55:.N55]) &gt; 0; CONCATENATE([.C55];MID([.D55]; FIND(&quot;:&quot;; [.D55])+1; 99);[.A$5];[.B$5];[.E55];[.F55];[.G55];[.H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6:.N56]) &gt; 0; CONCATENATE([.C56];MID([.D56]; FIND(&quot;:&quot;; [.D56])+1; 99);[.A$5];[.B$5];[.E56];[.F56];[.G56];[.H5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7:.N57]) &gt; 0; CONCATENATE([.C57];MID([.D57]; FIND(&quot;:&quot;; [.D57])+1; 99);[.A$5];[.B$5];[.E57];[.F57];[.G57];[.H5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[.E58]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[.E59]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[.E60]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[.E61]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[.E62]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[.E63]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4:.N64]) &gt; 0; CONCATENATE([.C64];MID([.D64]; FIND(&quot;:&quot;; [.D64])+1; 99);[.A$5];[.B$5];[.E64];[.F64];[.G64];[.H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5:.N65]) &gt; 0; CONCATENATE([.C65];MID([.D65]; FIND(&quot;:&quot;; [.D65])+1; 99);[.A$5];[.B$5];[.E65];[.F65];[.G65];[.H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6:.N66]) &gt; 0; CONCATENATE([.C66];MID([.D66]; FIND(&quot;:&quot;; [.D66])+1; 99);[.A$5];[.B$5];[.E66];[.F66];[.G66];[.H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67:.N67]) &gt; 0; CONCATENATE([.C67];MID([.D67]; FIND(&quot;:&quot;; [.D67])+1; 99);[.A$5];[.B$5];[.E67];[.F67];[.G67];[.H67]); &quot;&quot;)">
            <text:p/>
          </table:table-cell>
        </table:table-row>
        <table:table-row table:style-name="ro1">
          <table:table-cell table:formula="of:=COUNTA([.J48:.N67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69:.N69]) &gt; 0; CONCATENATE([.C69];MID([.D69]; FIND(&quot;:&quot;; [.D69])+1; 99);[.A$5];[.B$5];[.E69];[.F69];[.G69];[.H69]); &quot;&quot;)" office:value-type="string" office:string-value="1doubleMaxinclusiveINTEGER" calcext:value-type="string">
            <text:p>1doubleMaxin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0:.N70]) &gt; 0; CONCATENATE([.C70];MID([.D70]; FIND(&quot;:&quot;; [.D70])+1; 99);[.A$5];[.B$5];[.E70];[.F70];[.G70];[.H7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1:.N71]) &gt; 0; CONCATENATE([.C71];MID([.D71]; FIND(&quot;:&quot;; [.D71])+1; 99);[.A$5];[.B$5];[.E71];[.F71];[.G71];[.H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2:.N72]) &gt; 0; CONCATENATE([.C72];MID([.D72]; FIND(&quot;:&quot;; [.D72])+1; 99);[.A$5];[.B$5];[.E72];[.F72];[.G72];[.H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3:.N73]) &gt; 0; CONCATENATE([.C73];MID([.D73]; FIND(&quot;:&quot;; [.D73])+1; 99);[.A$5];[.B$5];[.E73];[.F73];[.G73];[.H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4:.N74]) &gt; 0; CONCATENATE([.C74];MID([.D74]; FIND(&quot;:&quot;; [.D74])+1; 99);[.A$5];[.B$5];[.E74];[.F74];[.G74];[.H7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75:.N75]) &gt; 0; CONCATENATE([.C75];MID([.D75]; FIND(&quot;:&quot;; [.D75])+1; 99);[.A$5];[.B$5];[.E75];[.F75];[.G75];[.H75]); &quot;&quot;)" office:value-type="string" office:string-value="1doubleMaxinclusiveDOUBLE" calcext:value-type="string">
            <text:p>1doubleMaxin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6:.N76]) &gt; 0; CONCATENATE([.C76];MID([.D76]; FIND(&quot;:&quot;; [.D76])+1; 99);[.A$5];[.B$5];[.E76];[.F76];[.G76];[.H7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7:.N77]) &gt; 0; CONCATENATE([.C77];MID([.D77]; FIND(&quot;:&quot;; [.D77])+1; 99);[.A$5];[.B$5];[.E77];[.F77];[.G77];[.H7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8:.N78]) &gt; 0; CONCATENATE([.C78];MID([.D78]; FIND(&quot;:&quot;; [.D78])+1; 99);[.A$5];[.B$5];[.E78];[.F78];[.G78];[.H7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79:.N79]) &gt; 0; CONCATENATE([.C79];MID([.D79]; FIND(&quot;:&quot;; [.D79])+1; 99);[.A$5];[.B$5];[.E79]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80:.N80]) &gt; 0; CONCATENATE([.C80];MID([.D80]; FIND(&quot;:&quot;; [.D80])+1; 99);[.A$5];[.B$5];[.E80]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1:.N81]) &gt; 0; CONCATENATE([.C81];MID([.D81]; FIND(&quot;:&quot;; [.D81])+1; 99);[.A$5];[.B$5];[.E81]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82:.N82]) &gt; 0; CONCATENATE([.C82];MID([.D82]; FIND(&quot;:&quot;; [.D82])+1; 99);[.A$5];[.B$5];[.E82]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83:.N83]) &gt; 0; CONCATENATE([.C83];MID([.D83]; FIND(&quot;:&quot;; [.D83])+1; 99);[.A$5];[.B$5];[.E83]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4:.N84]) &gt; 0; CONCATENATE([.C84];MID([.D84]; FIND(&quot;:&quot;; [.D84])+1; 99);[.A$5];[.B$5];[.E84]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5:.N85]) &gt; 0; CONCATENATE([.C85];MID([.D85]; FIND(&quot;:&quot;; [.D85])+1; 99);[.A$5];[.B$5];[.E85];[.F85];[.G85];[.H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6:.N86]) &gt; 0; CONCATENATE([.C86];MID([.D86]; FIND(&quot;:&quot;; [.D86])+1; 99);[.A$5];[.B$5];[.E86];[.F86];[.G86];[.H8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7:.N87]) &gt; 0; CONCATENATE([.C87];MID([.D87]; FIND(&quot;:&quot;; [.D87])+1; 99);[.A$5];[.B$5];[.E87];[.F87];[.G87];[.H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88:.N88]) &gt; 0; CONCATENATE([.C88];MID([.D88]; FIND(&quot;:&quot;; [.D88])+1; 99);[.A$5];[.B$5];[.E88];[.F88];[.G88];[.H88]); &quot;&quot;)">
            <text:p/>
          </table:table-cell>
        </table:table-row>
        <table:table-row table:style-name="ro1">
          <table:table-cell table:formula="of:=COUNTA([.J69:.N88])" office:value-type="float" office:value="6" calcext:value-type="float">
            <text:p>6</text:p>
          </table:table-cell>
          <table:table-cell table:number-columns-repeated="8"/>
          <table:table-cell table:style-name="ce38"/>
          <table:table-cell table:style-name="ce39" table:number-columns-repeated="2"/>
          <table:table-cell table:style-name="Default"/>
          <table:table-cell table:style-name="ce40"/>
          <table:table-cell table:style-name="Default"/>
        </table:table-row>
        <calcext:conditional-formats>
          <calcext:conditional-format calcext:target-range-address="MinExclusive.K7:MinExclusive.K89 MinExclusive.L7:MinExclusive.L89">
            <calcext:condition calcext:apply-style-name="failStyle" calcext:value="=&quot;fail&quot;" calcext:base-cell-address="MinExclusive.K79"/>
          </calcext:conditional-format>
          <calcext:conditional-format calcext:target-range-address="MinExclusive.J7:MinExclusive.J89">
            <calcext:condition calcext:apply-style-name="failStyle" calcext:value="=&quot;fail&quot;" calcext:base-cell-address="MinExclusive.J79"/>
          </calcext:conditional-format>
          <calcext:conditional-format calcext:target-range-address="MinExclusive.N7:MinExclusive.N89">
            <calcext:condition calcext:apply-style-name="failStyle" calcext:value="=&quot;fail&quot;" calcext:base-cell-address="MinExclusive.N79"/>
          </calcext:conditional-format>
          <calcext:conditional-format calcext:target-range-address="MaxInclusive.O55:MaxInclusive.O55">
            <calcext:condition calcext:apply-style-name="failStyle" calcext:value="=&quot;fail&quot;" calcext:base-cell-address="MaxInclusive.O55"/>
          </calcext:conditional-format>
          <calcext:conditional-format calcext:target-range-address="MaxInclusive.J6:MaxInclusive.N88">
            <calcext:condition calcext:apply-style-name="failStyle" calcext:value="=&quot;fail&quot;" calcext:base-cell-address="MaxInclusive.J6"/>
          </calcext:conditional-format>
        </calcext:conditional-formats>
      </table:table>
      <table:table table:name="MaxExclusive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" table:default-cell-style-name="Default"/>
        <table:table-column table:style-name="co7" table:default-cell-style-name="Default"/>
        <table:table-column table:style-name="co15" table:default-cell-style-name="Default"/>
        <table:table-column table:style-name="co24" table:default-cell-style-name="ce42"/>
        <table:table-column table:style-name="co1" table:default-cell-style-name="ce42"/>
        <table:table-column table:style-name="co17" table:default-cell-style-name="ce42"/>
        <table:table-column table:style-name="co25" table:default-cell-style-name="ce42"/>
        <table:table-column table:style-name="co1" table:default-cell-style-name="ce42"/>
        <table:table-column table:style-name="co26" table:default-cell-style-name="ce4"/>
        <table:table-row table:style-name="ro1">
          <table:table-cell table:formula="of:=[.A26]+[.A47]+[.A68]+[.A89]" office:value-type="float" office:value="24" calcext:value-type="float">
            <text:p>24</text:p>
          </table:table-cell>
          <table:table-cell table:number-columns-repeated="8"/>
          <table:table-cell table:style-name="Default" table:number-columns-repeated="6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6" table:number-rows-spanned="1">
            <text:p>matched value</text:p>
          </table:table-cell>
          <table:covered-table-cell table:style-name="ce1"/>
          <table:covered-table-cell table:number-columns-repeated="4" table:style-name="Default"/>
          <table:table-cell table:style-name="Default"/>
        </table:table-row>
        <table:table-row table:style-name="ro1">
          <table:table-cell table:style-name="ce1" office:value-type="string" calcext:value-type="string" table:number-columns-spanned="2" table:number-rows-spanned="1">
            <text:p>range</text:p>
          </table:table-cell>
          <table:covered-table-cell/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nodeKind</text:p>
          </table:table-cell>
          <table:table-cell table:style-name="ce2" office:value-type="string" calcext:value-type="string">
            <text:p>argument</text:p>
          </table:table-cell>
          <table:table-cell table:style-name="ce1" office:value-type="string" calcext:value-type="string" table:number-columns-spanned="3" table:number-rows-spanned="1">
            <text:p>features</text:p>
          </table:table-cell>
          <table:covered-table-cell table:number-columns-repeated="2"/>
          <table:table-cell table:style-name="ce2" office:value-type="string" calcext:value-type="string">
            <text:p>testDT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equal</text:p>
          </table:table-cell>
          <table:table-cell table:style-name="ce2" office:value-type="string" calcext:value-type="string">
            <text:p>equalLead</text:p>
          </table:table-cell>
          <table:table-cell table:style-name="ce2" office:value-type="string" calcext:value-type="string">
            <text:p>equalLeadTrail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hEx filename</text:p>
          </table:table-cell>
        </table:table-row>
        <table:table-row table:style-name="ro1">
          <table:table-cell table:number-columns-repeated="9"/>
          <table:table-cell table:style-name="Default" table:number-columns-repeated="6"/>
        </table:table-row>
        <table:table-row table:style-name="ro1">
          <table:table-cell table:style-name="ce2" office:value-type="string" calcext:value-type="string">
            <text:p>Max</text:p>
          </table:table-cell>
          <table:table-cell table:style-name="ce2" office:value-type="string" calcext:value-type="string">
            <text:p>exclusive</text:p>
          </table:table-cell>
          <table:table-cell table:number-columns-repeated="7"/>
          <table:table-cell table:style-name="Default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6:.N6]) &gt; 0; CONCATENATE([.C6];MID([.D6]; FIND(&quot;:&quot;; [.D6])+1; 99);[.A$5];[.B$5];[.E6];[.F6];[.G6];[.H6]); &quot;&quot;)" office:value-type="string" office:string-value="1integerMaxexclusiveINTEGER" calcext:value-type="string">
            <text:p>1integer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7:.N7]) &gt; 0; CONCATENATE([.C7];MID([.D7]; FIND(&quot;:&quot;; [.D7])+1; 99);[.A$5];[.B$5];[.E7];[.F7];[.G7];[.H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8:.N8]) &gt; 0; CONCATENATE([.C8];MID([.D8]; FIND(&quot;:&quot;; [.D8])+1; 99);[.A$5];[.B$5];[.E8];[.F8];[.G8];[.H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9:.N9]) &gt; 0; CONCATENATE([.C9];MID([.D9]; FIND(&quot;:&quot;; [.D9])+1; 99);[.A$5];[.B$5];[.E9];[.F9];[.G9];[.H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0:.N10]) &gt; 0; CONCATENATE([.C10];MID([.D10]; FIND(&quot;:&quot;; [.D10])+1; 99);[.A$5];[.B$5];[.E10];[.F10];[.G10];[.H1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1:.N11]) &gt; 0; CONCATENATE([.C11];MID([.D11]; FIND(&quot;:&quot;; [.D11])+1; 99);[.A$5];[.B$5];[.E11];[.F11];[.G11];[.H1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12:.N12]) &gt; 0; CONCATENATE([.C12];MID([.D12]; FIND(&quot;:&quot;; [.D12])+1; 99);[.A$5];[.B$5];[.E12];[.F12];[.G12];[.H12]); &quot;&quot;)" office:value-type="string" office:string-value="1integerMaxexclusiveDOUBLE" calcext:value-type="string">
            <text:p>1integer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3:.N13]) &gt; 0; CONCATENATE([.C13];MID([.D13]; FIND(&quot;:&quot;; [.D13])+1; 99);[.A$5];[.B$5];[.E13];[.F13];[.G13];[.H1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4:.N14]) &gt; 0; CONCATENATE([.C14];MID([.D14]; FIND(&quot;:&quot;; [.D14])+1; 99);[.A$5];[.B$5];[.E14];[.F14];[.G14];[.H1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15:.N15]) &gt; 0; CONCATENATE([.C15];MID([.D15]; FIND(&quot;:&quot;; [.D15])+1; 99);[.A$5];[.B$5];[.E15];[.F15];[.G15];[.H1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16:.N16]) &gt; 0; CONCATENATE([.C16];MID([.D16]; FIND(&quot;:&quot;; [.D16])+1; 99);[.A$5];[.B$5];[.E16];[.F16];[.G16];[.H1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17:.N17]) &gt; 0; CONCATENATE([.C17];MID([.D17]; FIND(&quot;:&quot;; [.D17])+1; 99);[.A$5];[.B$5];[.E17];[.F17];[.G17];[.H1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18:.N18]) &gt; 0; CONCATENATE([.C18];MID([.D18]; FIND(&quot;:&quot;; [.D18])+1; 99);[.A$5];[.B$5];[.E18];[.F18];[.G18];[.H1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19:.N19]) &gt; 0; CONCATENATE([.C19];MID([.D19]; FIND(&quot;:&quot;; [.D19])+1; 99);[.A$5];[.B$5];[.E19];[.F19];[.G19];[.H1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20:.N20]) &gt; 0; CONCATENATE([.C20];MID([.D20]; FIND(&quot;:&quot;; [.D20])+1; 99);[.A$5];[.B$5];[.E20];[.F20];[.G20];[.H2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1:.N21]) &gt; 0; CONCATENATE([.C21];MID([.D21]; FIND(&quot;:&quot;; [.D21])+1; 99);[.A$5];[.B$5];[.E21];[.F21];[.G21];[.H2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22:.N22]) &gt; 0; CONCATENATE([.C22];MID([.D22]; FIND(&quot;:&quot;; [.D22])+1; 99);[.A$5];[.B$5];[.E22];[.F22];[.G22];[.H2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integer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3:.N23]) &gt; 0; CONCATENATE([.C23];MID([.D23]; FIND(&quot;:&quot;; [.D23])+1; 99);[.A$5];[.B$5];[.E23];[.F23];[.G23];[.H2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24:.N24]) &gt; 0; CONCATENATE([.C24];MID([.D24]; FIND(&quot;:&quot;; [.D24])+1; 99);[.A$5];[.B$5];[.E24];[.F24];[.G24];[.H2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integer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25:.N25]) &gt; 0; CONCATENATE([.C25];MID([.D25]; FIND(&quot;:&quot;; [.D25])+1; 99);[.A$5];[.B$5];[.E25];[.F25];[.G25];[.H25]); &quot;&quot;)">
            <text:p/>
          </table:table-cell>
        </table:table-row>
        <table:table-row table:style-name="ro1">
          <table:table-cell table:formula="of:=COUNTA([.J6:.N25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27:.N27]) &gt; 0; CONCATENATE([.C27];MID([.D27]; FIND(&quot;:&quot;; [.D27])+1; 99);[.A$5];[.B$5];[.E27];[.F27];[.G27];[.H27]); &quot;&quot;)" office:value-type="string" office:string-value="1decimalMaxexclusiveINTEGER" calcext:value-type="string">
            <text:p>1decimal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8:.N28]) &gt; 0; CONCATENATE([.C28];MID([.D28]; FIND(&quot;:&quot;; [.D28])+1; 99);[.A$5];[.B$5];[.E28];[.F28];[.G28];[.H2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29:.N29]) &gt; 0; CONCATENATE([.C29];MID([.D29]; FIND(&quot;:&quot;; [.D29])+1; 99);[.A$5];[.B$5];[.E29];[.F29];[.G29];[.H2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0:.N30]) &gt; 0; CONCATENATE([.C30];MID([.D30]; FIND(&quot;:&quot;; [.D30])+1; 99);[.A$5];[.B$5];[.E30];[.F30];[.G30];[.H3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1:.N31]) &gt; 0; CONCATENATE([.C31];MID([.D31]; FIND(&quot;:&quot;; [.D31])+1; 99);[.A$5];[.B$5];[.E31];[.F31];[.G31];[.H3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2:.N32]) &gt; 0; CONCATENATE([.C32];MID([.D32]; FIND(&quot;:&quot;; [.D32])+1; 99);[.A$5];[.B$5];[.E32];[.F32];[.G32];[.H3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33:.N33]) &gt; 0; CONCATENATE([.C33];MID([.D33]; FIND(&quot;:&quot;; [.D33])+1; 99);[.A$5];[.B$5];[.E33];[.F33];[.G33];[.H33]); &quot;&quot;)" office:value-type="string" office:string-value="1decimalMaxexclusiveDOUBLE" calcext:value-type="string">
            <text:p>1decimal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4:.N34]) &gt; 0; CONCATENATE([.C34];MID([.D34]; FIND(&quot;:&quot;; [.D34])+1; 99);[.A$5];[.B$5];[.E34];[.F34];[.G34];[.H3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5:.N35]) &gt; 0; CONCATENATE([.C35];MID([.D35]; FIND(&quot;:&quot;; [.D35])+1; 99);[.A$5];[.B$5];[.E35];[.F35];[.G35];[.H3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36:.N36]) &gt; 0; CONCATENATE([.C36];MID([.D36]; FIND(&quot;:&quot;; [.D36])+1; 99);[.A$5];[.B$5];[.E36];[.F36];[.G36];[.H3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37:.N37]) &gt; 0; CONCATENATE([.C37];MID([.D37]; FIND(&quot;:&quot;; [.D37])+1; 99);[.A$5];[.B$5];[.E37];[.F37];[.G37];[.H3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38:.N38]) &gt; 0; CONCATENATE([.C38];MID([.D38]; FIND(&quot;:&quot;; [.D38])+1; 99);[.A$5];[.B$5];[.E38];[.F38];[.G38];[.H3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39:.N39]) &gt; 0; CONCATENATE([.C39];MID([.D39]; FIND(&quot;:&quot;; [.D39])+1; 99);[.A$5];[.B$5];[.E39];[.F39];[.G39];[.H3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40:.N40]) &gt; 0; CONCATENATE([.C40];MID([.D40]; FIND(&quot;:&quot;; [.D40])+1; 99);[.A$5];[.B$5];[.E40];[.F40];[.G40];[.H4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41:.N41]) &gt; 0; CONCATENATE([.C41];MID([.D41]; FIND(&quot;:&quot;; [.D41])+1; 99);[.A$5];[.B$5];[.E41];[.F41];[.G41];[.H4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2:.N42]) &gt; 0; CONCATENATE([.C42];MID([.D42]; FIND(&quot;:&quot;; [.D42])+1; 99);[.A$5];[.B$5];[.E42];[.F42];[.G42];[.H4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43:.N43]) &gt; 0; CONCATENATE([.C43];MID([.D43]; FIND(&quot;:&quot;; [.D43])+1; 99);[.A$5];[.B$5];[.E43];[.F43];[.G43];[.H4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4:.N44]) &gt; 0; CONCATENATE([.C44];MID([.D44]; FIND(&quot;:&quot;; [.D44])+1; 99);[.A$5];[.B$5];[.E44];[.F44];[.G44];[.H4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45:.N45]) &gt; 0; CONCATENATE([.C45];MID([.D45]; FIND(&quot;:&quot;; [.D45])+1; 99);[.A$5];[.B$5];[.E45];[.F45];[.G45];[.H4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ecimal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46:.N46]) &gt; 0; CONCATENATE([.C46];MID([.D46]; FIND(&quot;:&quot;; [.D46])+1; 99);[.A$5];[.B$5];[.E46];[.F46];[.G46];[.H46]); &quot;&quot;)">
            <text:p/>
          </table:table-cell>
        </table:table-row>
        <table:table-row table:style-name="ro1">
          <table:table-cell table:formula="of:=COUNTA([.J27:.N46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48:.N48]) &gt; 0; CONCATENATE([.C48];MID([.D48]; FIND(&quot;:&quot;; [.D48])+1; 99);[.A$5];[.B$5];[.E48];[.F48];[.G48];[.H48]); &quot;&quot;)" office:value-type="string" office:string-value="1floatMaxexclusiveINTEGER" calcext:value-type="string">
            <text:p>1float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49:.N49]) &gt; 0; CONCATENATE([.C49];MID([.D49]; FIND(&quot;:&quot;; [.D49])+1; 99);[.A$5];[.B$5];[.E49];[.F49];[.G49];[.H4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0:.N50]) &gt; 0; CONCATENATE([.C50];MID([.D50]; FIND(&quot;:&quot;; [.D50])+1; 99);[.A$5];[.B$5];[.E50];[.F50];[.G50];[.H5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1:.N51]) &gt; 0; CONCATENATE([.C51];MID([.D51]; FIND(&quot;:&quot;; [.D51])+1; 99);[.A$5];[.B$5];[.E51];[.F51];[.G51];[.H5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2:.N52]) &gt; 0; CONCATENATE([.C52];MID([.D52]; FIND(&quot;:&quot;; [.D52])+1; 99);[.A$5];[.B$5];[.E52];[.F52];[.G52];[.H5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3:.N53]) &gt; 0; CONCATENATE([.C53];MID([.D53]; FIND(&quot;:&quot;; [.D53])+1; 99);[.A$5];[.B$5];[.E53];[.F53];[.G53];[.H5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54:.N54]) &gt; 0; CONCATENATE([.C54];MID([.D54]; FIND(&quot;:&quot;; [.D54])+1; 99);[.A$5];[.B$5];[.E54];[.F54];[.G54];[.H54]); &quot;&quot;)" office:value-type="string" office:string-value="1floatMaxexclusiveDOUBLE" calcext:value-type="string">
            <text:p>1float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5:.N55]) &gt; 0; CONCATENATE([.C55];MID([.D55]; FIND(&quot;:&quot;; [.D55])+1; 99);[.A$5];[.B$5];[.E55];[.F55];[.G55];[.H5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6:.N56]) &gt; 0; CONCATENATE([.C56];MID([.D56]; FIND(&quot;:&quot;; [.D56])+1; 99);[.A$5];[.B$5];[.E56];[.F56];[.G56];[.H5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float</text:p>
          </table:table-cell>
          <table:table-cell table:number-columns-repeated="5"/>
          <table:table-cell table:formula="of:=IF(COUNTA([.J57:.N57]) &gt; 0; CONCATENATE([.C57];MID([.D57]; FIND(&quot;:&quot;; [.D57])+1; 99);[.A$5];[.B$5];[.E57];[.F57];[.G57];[.H5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58:.N58]) &gt; 0; CONCATENATE([.C58];MID([.D58]; FIND(&quot;:&quot;; [.D58])+1; 99);[.A$5];[.B$5];[.E58];[.F58];[.G58];[.H5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integer</text:p>
          </table:table-cell>
          <table:table-cell table:number-columns-repeated="5"/>
          <table:table-cell table:formula="of:=IF(COUNTA([.J59:.N59]) &gt; 0; CONCATENATE([.C59];MID([.D59]; FIND(&quot;:&quot;; [.D59])+1; 99);[.A$5];[.B$5];[.E59];[.F59];[.G59];[.H5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60:.N60]) &gt; 0; CONCATENATE([.C60];MID([.D60]; FIND(&quot;:&quot;; [.D60])+1; 99);[.A$5];[.B$5];[.E60];[.F60];[.G60];[.H6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61:.N61]) &gt; 0; CONCATENATE([.C61];MID([.D61]; FIND(&quot;:&quot;; [.D61])+1; 99);[.A$5];[.B$5];[.E61];[.F61];[.G61];[.H6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62:.N62]) &gt; 0; CONCATENATE([.C62];MID([.D62]; FIND(&quot;:&quot;; [.D62])+1; 99);[.A$5];[.B$5];[.E62];[.F62];[.G62];[.H6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63:.N63]) &gt; 0; CONCATENATE([.C63];MID([.D63]; FIND(&quot;:&quot;; [.D63])+1; 99);[.A$5];[.B$5];[.E63];[.F63];[.G63];[.H6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style-name="ce46" table:formula="of:=IF(COUNTA([.J64:.N64]) &gt; 0; CONCATENATE([.C64];MID([.D64]; FIND(&quot;:&quot;; [.D64])+1; 99);[.A$5];[.B$5];[.E64];[.F64];[.G64];[.H6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float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style-name="ce47" table:formula="of:=IF(COUNTA([.J65:.N65]) &gt; 0; CONCATENATE([.C65];MID([.D65]; FIND(&quot;:&quot;; [.D65])+1; 99);[.A$5];[.B$5];[.E65];[.F65];[.G65];[.H6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66:.N66]) &gt; 0; CONCATENATE([.C66];MID([.D66]; FIND(&quot;:&quot;; [.D66])+1; 99);[.A$5];[.B$5];[.E66];[.F66];[.G66];[.H6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float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67:.N67]) &gt; 0; CONCATENATE([.C67];MID([.D67]; FIND(&quot;:&quot;; [.D67])+1; 99);[.A$5];[.B$5];[.E67];[.F67];[.G67];[.H67]); &quot;&quot;)">
            <text:p/>
          </table:table-cell>
        </table:table-row>
        <table:table-row table:style-name="ro1">
          <table:table-cell table:formula="of:=COUNTA([.J48:.N67])" office:value-type="float" office:value="6" calcext:value-type="float">
            <text:p>6</text:p>
          </table:table-cell>
          <table:table-cell table:number-columns-repeated="13"/>
          <table:table-cell table:style-name="Default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69:.N69]) &gt; 0; CONCATENATE([.C69];MID([.D69]; FIND(&quot;:&quot;; [.D69])+1; 99);[.A$5];[.B$5];[.E69];[.F69];[.G69];[.H69]); &quot;&quot;)" office:value-type="string" office:string-value="1doubleMaxexclusiveINTEGER" calcext:value-type="string">
            <text:p>1doubleMaxexclusiveINTEGER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Lead</text:p>
          </table:table-cell>
          <table:table-cell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0:.N70]) &gt; 0; CONCATENATE([.C70];MID([.D70]; FIND(&quot;:&quot;; [.D70])+1; 99);[.A$5];[.B$5];[.E70];[.F70];[.G70];[.H7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1:.N71]) &gt; 0; CONCATENATE([.C71];MID([.D71]; FIND(&quot;:&quot;; [.D71])+1; 99);[.A$5];[.B$5];[.E71];[.F71];[.G71];[.H7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2:.N72]) &gt; 0; CONCATENATE([.C72];MID([.D72]; FIND(&quot;:&quot;; [.D72])+1; 99);[.A$5];[.B$5];[.E72];[.F72];[.G72];[.H7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3:.N73]) &gt; 0; CONCATENATE([.C73];MID([.D73]; FIND(&quot;:&quot;; [.D73])+1; 99);[.A$5];[.B$5];[.E73];[.F73];[.G73];[.H7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4:.N74]) &gt; 0; CONCATENATE([.C74];MID([.D74]; FIND(&quot;:&quot;; [.D74])+1; 99);[.A$5];[.B$5];[.E74];[.F74];[.G74];[.H7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formula="of:=IF(COUNTA([.J75:.N75]) &gt; 0; CONCATENATE([.C75];MID([.D75]; FIND(&quot;:&quot;; [.D75])+1; 99);[.A$5];[.B$5];[.E75];[.F75];[.G75];[.H75]); &quot;&quot;)" office:value-type="string" office:string-value="1doubleMaxexclusiveDOUBLE" calcext:value-type="string">
            <text:p>1doubleMaxexclusiveDOUB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6:.N76]) &gt; 0; CONCATENATE([.C76];MID([.D76]; FIND(&quot;:&quot;; [.D76])+1; 99);[.A$5];[.B$5];[.E76];[.F76];[.G76];[.H7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7:.N77]) &gt; 0; CONCATENATE([.C77];MID([.D77]; FIND(&quot;:&quot;; [.D77])+1; 99);[.A$5];[.B$5];[.E77];[.F77];[.G77];[.H7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Trail</text:p>
          </table:table-cell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78:.N78]) &gt; 0; CONCATENATE([.C78];MID([.D78]; FIND(&quot;:&quot;; [.D78])+1; 99);[.A$5];[.B$5];[.E78];[.F78];[.G78];[.H78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float</text:p>
          </table:table-cell>
          <table:table-cell table:number-columns-repeated="5"/>
          <table:table-cell table:formula="of:=IF(COUNTA([.J79:.N79]) &gt; 0; CONCATENATE([.C79];MID([.D79]; FIND(&quot;:&quot;; [.D79])+1; 99);[.A$5];[.B$5];[.E79];[.F79];[.G79];[.H79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ecimal</text:p>
          </table:table-cell>
          <table:table-cell table:number-columns-repeated="5"/>
          <table:table-cell table:formula="of:=IF(COUNTA([.J80:.N80]) &gt; 0; CONCATENATE([.C80];MID([.D80]; FIND(&quot;:&quot;; [.D80])+1; 99);[.A$5];[.B$5];[.E80];[.F80];[.G80];[.H80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1:.N81]) &gt; 0; CONCATENATE([.C81];MID([.D81]; FIND(&quot;:&quot;; [.D81])+1; 99);[.A$5];[.B$5];[.E81];[.F81];[.G81];[.H81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dateTime</text:p>
          </table:table-cell>
          <table:table-cell table:number-columns-repeated="5"/>
          <table:table-cell table:formula="of:=IF(COUNTA([.J82:.N82]) &gt; 0; CONCATENATE([.C82];MID([.D82]; FIND(&quot;:&quot;; [.D82])+1; 99);[.A$5];[.B$5];[.E82];[.F82];[.G82];[.H82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string</text:p>
          </table:table-cell>
          <table:table-cell table:number-columns-repeated="5"/>
          <table:table-cell table:formula="of:=IF(COUNTA([.J83:.N83]) &gt; 0; CONCATENATE([.C83];MID([.D83]; FIND(&quot;:&quot;; [.D83])+1; 99);[.A$5];[.B$5];[.E83];[.F83];[.G83];[.H83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DECIMAL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4:.N84]) &gt; 0; CONCATENATE([.C84];MID([.D84]; FIND(&quot;:&quot;; [.D84])+1; 99);[.A$5];[.B$5];[.E84];[.F84];[.G84];[.H84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xsd:byte</text:p>
          </table:table-cell>
          <table:table-cell table:number-columns-repeated="3"/>
          <table:table-cell office:value-type="string" calcext:value-type="string">
            <text:p>xsd:byte</text:p>
          </table:table-cell>
          <table:table-cell table:number-columns-repeated="5"/>
          <table:table-cell table:formula="of:=IF(COUNTA([.J85:.N85]) &gt; 0; CONCATENATE([.C85];MID([.D85]; FIND(&quot;:&quot;; [.D85])+1; 99);[.A$5];[.B$5];[.E85];[.F85];[.G85];[.H85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sd:double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6:.N86]) &gt; 0; CONCATENATE([.C86];MID([.D86]; FIND(&quot;:&quot;; [.D86])+1; 99);[.A$5];[.B$5];[.E86];[.F86];[.G86];[.H86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xsd:double</text:p>
          </table:table-cell>
          <table:table-cell table:number-columns-repeated="5"/>
          <table:table-cell table:formula="of:=IF(COUNTA([.J87:.N87]) &gt; 0; CONCATENATE([.C87];MID([.D87]; FIND(&quot;:&quot;; [.D87])+1; 99);[.A$5];[.B$5];[.E87];[.F87];[.G87];[.H87]); &quot;&quot;)">
            <text:p/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sd:double</text:p>
          </table:table-cell>
          <table:table-cell office:value-type="string" calcext:value-type="string">
            <text:p>roman:numeral</text:p>
          </table:table-cell>
          <table:table-cell table:number-columns-repeated="3"/>
          <table:table-cell office:value-type="string" calcext:value-type="string">
            <text:p>roman:numeral</text:p>
          </table:table-cell>
          <table:table-cell table:number-columns-repeated="5"/>
          <table:table-cell table:formula="of:=IF(COUNTA([.J88:.N88]) &gt; 0; CONCATENATE([.C88];MID([.D88]; FIND(&quot;:&quot;; [.D88])+1; 99);[.A$5];[.B$5];[.E88];[.F88];[.G88];[.H88]); &quot;&quot;)">
            <text:p/>
          </table:table-cell>
        </table:table-row>
        <table:table-row table:style-name="ro1">
          <table:table-cell table:formula="of:=COUNTA([.J69:.N88])" office:value-type="float" office:value="6" calcext:value-type="float">
            <text:p>6</text:p>
          </table:table-cell>
          <table:table-cell table:number-columns-repeated="8"/>
          <table:table-cell table:style-name="ce43"/>
          <table:table-cell table:style-name="ce44" table:number-columns-repeated="2"/>
          <table:table-cell table:style-name="Default"/>
          <table:table-cell table:style-name="ce45"/>
          <table:table-cell table:style-name="Default"/>
        </table:table-row>
        <calcext:conditional-formats>
          <calcext:conditional-format calcext:target-range-address="MinExclusive.K7:MinExclusive.L89">
            <calcext:condition calcext:apply-style-name="failStyle" calcext:value="=&quot;fail&quot;" calcext:base-cell-address="MinExclusive.K7"/>
          </calcext:conditional-format>
          <calcext:conditional-format calcext:target-range-address="MinExclusive.J7:MinExclusive.J89">
            <calcext:condition calcext:apply-style-name="failStyle" calcext:value="=&quot;fail&quot;" calcext:base-cell-address="MinExclusive.J7"/>
          </calcext:conditional-format>
          <calcext:conditional-format calcext:target-range-address="MinExclusive.N7:MinExclusive.N89">
            <calcext:condition calcext:apply-style-name="failStyle" calcext:value="=&quot;fail&quot;" calcext:base-cell-address="MinExclusive.N7"/>
          </calcext:conditional-format>
          <calcext:conditional-format calcext:target-range-address="MaxExclusive.O65:MaxExclusive.O65">
            <calcext:condition calcext:apply-style-name="failStyle" calcext:value="=&quot;fail&quot;" calcext:base-cell-address="MaxExclusive.O65"/>
          </calcext:conditional-format>
          <calcext:conditional-format calcext:target-range-address="MaxExclusive.O64:MaxExclusive.O64">
            <calcext:condition calcext:apply-style-name="failStyle" calcext:value="=&quot;fail&quot;" calcext:base-cell-address="MaxExclusive.O64"/>
          </calcext:conditional-format>
          <calcext:conditional-format calcext:target-range-address="MaxExclusive.J6:MaxExclusive.N88">
            <calcext:condition calcext:apply-style-name="failStyle" calcext:value="=&quot;fail&quot;" calcext:base-cell-address="MaxExclusive.J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Style" style:family="table-cell" style:parent-style-name="Default">
      <style:text-properties fo:color="#ff0000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3:50:49.6556447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03:43:24.697890447</meta:creation-date>
    <dc:date>2015-12-28T18:48:42.843154468</dc:date>
    <meta:editing-duration>PT11H15M20S</meta:editing-duration>
    <meta:editing-cycles>24</meta:editing-cycles>
    <meta:generator>LibreOffice/4.2.8.2$Linux_X86_64 LibreOffice_project/420m0$Build-2</meta:generator>
    <meta:document-statistic meta:table-count="4" meta:cell-count="2086" meta:object-count="0"/>
  </office:meta>
</office:document-meta>
</file>